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 Narrow" svg:font-family="'Liberation Sans Narrow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fo:language="en" fo:country="US" officeooo:rsid="00175d2e" officeooo:paragraph-rsid="00175d2e"/>
    </style:style>
    <style:style style:name="P2" style:family="paragraph" style:parent-style-name="Heading_20_1">
      <style:text-properties officeooo:rsid="00481ac4" officeooo:paragraph-rsid="00481ac4"/>
    </style:style>
    <style:style style:name="P3" style:family="paragraph" style:parent-style-name="Heading_20_1">
      <style:text-properties officeooo:rsid="0054b5cb" officeooo:paragraph-rsid="0054b5cb"/>
    </style:style>
    <style:style style:name="P4" style:family="paragraph" style:parent-style-name="Heading_20_1">
      <style:text-properties officeooo:rsid="006d483a" officeooo:paragraph-rsid="006d483a"/>
    </style:style>
    <style:style style:name="P5" style:family="paragraph" style:parent-style-name="Standard">
      <style:text-properties officeooo:rsid="003d24ae" officeooo:paragraph-rsid="003d24ae"/>
    </style:style>
    <style:style style:name="P6" style:family="paragraph" style:parent-style-name="Text_20_body">
      <style:text-properties officeooo:paragraph-rsid="0017ddd9"/>
    </style:style>
    <style:style style:name="P7" style:family="paragraph" style:parent-style-name="Text_20_body">
      <style:text-properties fo:language="en" fo:country="US" officeooo:rsid="00175d2e" officeooo:paragraph-rsid="00175d2e"/>
    </style:style>
    <style:style style:name="P8" style:family="paragraph" style:parent-style-name="Text_20_body">
      <style:text-properties fo:language="en" fo:country="US" officeooo:paragraph-rsid="001794c5"/>
    </style:style>
    <style:style style:name="P9" style:family="paragraph" style:parent-style-name="Text_20_body">
      <style:text-properties fo:language="en" fo:country="US" officeooo:rsid="0017ddd9" officeooo:paragraph-rsid="0017ddd9"/>
    </style:style>
    <style:style style:name="P10" style:family="paragraph" style:parent-style-name="Text_20_body" style:list-style-name="L1">
      <style:text-properties fo:language="en" fo:country="US" officeooo:rsid="0017ddd9" officeooo:paragraph-rsid="0017ddd9"/>
    </style:style>
    <style:style style:name="P11" style:family="paragraph" style:parent-style-name="Text_20_body">
      <style:text-properties fo:language="en" fo:country="US" officeooo:rsid="0017ddd9" officeooo:paragraph-rsid="001919f4"/>
    </style:style>
    <style:style style:name="P12" style:family="paragraph" style:parent-style-name="Text_20_body">
      <style:text-properties fo:language="en" fo:country="US" officeooo:rsid="001a76f7" officeooo:paragraph-rsid="001a76f7"/>
    </style:style>
    <style:style style:name="P13" style:family="paragraph" style:parent-style-name="Text_20_body">
      <style:text-properties fo:language="en" fo:country="US" officeooo:rsid="0020e418" officeooo:paragraph-rsid="0020e418"/>
    </style:style>
    <style:style style:name="P14" style:family="paragraph" style:parent-style-name="Text_20_body">
      <style:text-properties officeooo:rsid="001a76f7" officeooo:paragraph-rsid="001a76f7"/>
    </style:style>
    <style:style style:name="P15" style:family="paragraph" style:parent-style-name="Text_20_body">
      <style:text-properties officeooo:rsid="001bad4d" officeooo:paragraph-rsid="001bad4d"/>
    </style:style>
    <style:style style:name="P16" style:family="paragraph" style:parent-style-name="Text_20_body">
      <style:text-properties officeooo:paragraph-rsid="001d21ee"/>
    </style:style>
    <style:style style:name="P17" style:family="paragraph" style:parent-style-name="Text_20_body">
      <style:text-properties officeooo:rsid="001e5819" officeooo:paragraph-rsid="001e5819"/>
    </style:style>
    <style:style style:name="P18" style:family="paragraph" style:parent-style-name="Text_20_body">
      <style:text-properties officeooo:rsid="0020e418" officeooo:paragraph-rsid="0020e418"/>
    </style:style>
    <style:style style:name="P19" style:family="paragraph" style:parent-style-name="Text_20_body">
      <style:text-properties officeooo:rsid="0021411e" officeooo:paragraph-rsid="0021411e"/>
    </style:style>
    <style:style style:name="P20" style:family="paragraph" style:parent-style-name="Text_20_body">
      <style:text-properties officeooo:rsid="0021411e" officeooo:paragraph-rsid="002467bb"/>
    </style:style>
    <style:style style:name="P21" style:family="paragraph" style:parent-style-name="Text_20_body">
      <style:text-properties officeooo:rsid="002156a5" officeooo:paragraph-rsid="002156a5"/>
    </style:style>
    <style:style style:name="P22" style:family="paragraph" style:parent-style-name="Text_20_body">
      <style:text-properties officeooo:rsid="0021a465" officeooo:paragraph-rsid="0021a465"/>
    </style:style>
    <style:style style:name="P23" style:family="paragraph" style:parent-style-name="Text_20_body">
      <style:text-properties officeooo:rsid="0021a465" officeooo:paragraph-rsid="0025f9d3"/>
    </style:style>
    <style:style style:name="P24" style:family="paragraph" style:parent-style-name="Text_20_body">
      <style:text-properties officeooo:rsid="002467bb" officeooo:paragraph-rsid="002467bb"/>
    </style:style>
    <style:style style:name="P25" style:family="paragraph" style:parent-style-name="Text_20_body">
      <style:text-properties officeooo:rsid="0025f9d3" officeooo:paragraph-rsid="0025f9d3"/>
    </style:style>
    <style:style style:name="P26" style:family="paragraph" style:parent-style-name="Text_20_body">
      <style:text-properties officeooo:rsid="0039c280" officeooo:paragraph-rsid="003a1800"/>
    </style:style>
    <style:style style:name="P27" style:family="paragraph" style:parent-style-name="Text_20_body">
      <style:text-properties officeooo:rsid="003c0c85" officeooo:paragraph-rsid="003ca230"/>
    </style:style>
    <style:style style:name="P28" style:family="paragraph" style:parent-style-name="Text_20_body" style:list-style-name="L2">
      <style:text-properties officeooo:rsid="003c0c85" officeooo:paragraph-rsid="003ca230"/>
    </style:style>
    <style:style style:name="P29" style:family="paragraph" style:parent-style-name="Text_20_body">
      <style:text-properties officeooo:rsid="003d24ae" officeooo:paragraph-rsid="003d24ae"/>
    </style:style>
    <style:style style:name="P30" style:family="paragraph" style:parent-style-name="Text_20_body">
      <style:text-properties officeooo:rsid="0041171c" officeooo:paragraph-rsid="0041171c"/>
    </style:style>
    <style:style style:name="P31" style:family="paragraph" style:parent-style-name="Text_20_body">
      <style:text-properties officeooo:rsid="0041d0da" officeooo:paragraph-rsid="0041d0da"/>
    </style:style>
    <style:style style:name="P32" style:family="paragraph" style:parent-style-name="Text_20_body">
      <style:text-properties officeooo:rsid="0045f760" officeooo:paragraph-rsid="0045f760"/>
    </style:style>
    <style:style style:name="P33" style:family="paragraph" style:parent-style-name="Text_20_body">
      <style:text-properties officeooo:rsid="0047de63" officeooo:paragraph-rsid="0047de63"/>
    </style:style>
    <style:style style:name="P34" style:family="paragraph" style:parent-style-name="Text_20_body">
      <style:text-properties officeooo:rsid="0048fb0b" officeooo:paragraph-rsid="0048fb0b"/>
    </style:style>
    <style:style style:name="P35" style:family="paragraph" style:parent-style-name="Text_20_body">
      <style:text-properties officeooo:rsid="004a32c5" officeooo:paragraph-rsid="004a32c5"/>
    </style:style>
    <style:style style:name="P36" style:family="paragraph" style:parent-style-name="Text_20_body">
      <style:text-properties officeooo:rsid="004e4100" officeooo:paragraph-rsid="004e4100"/>
    </style:style>
    <style:style style:name="P37" style:family="paragraph" style:parent-style-name="Text_20_body">
      <style:text-properties officeooo:rsid="0052708a" officeooo:paragraph-rsid="0052708a"/>
    </style:style>
    <style:style style:name="P38" style:family="paragraph" style:parent-style-name="Text_20_body">
      <style:text-properties officeooo:rsid="0052708a" officeooo:paragraph-rsid="0053d4ad"/>
    </style:style>
    <style:style style:name="P39" style:family="paragraph" style:parent-style-name="Text_20_body">
      <style:text-properties officeooo:rsid="0052f847" officeooo:paragraph-rsid="0052f847"/>
    </style:style>
    <style:style style:name="P40" style:family="paragraph" style:parent-style-name="Text_20_body">
      <style:text-properties officeooo:rsid="0054b5cb" officeooo:paragraph-rsid="0054b5cb"/>
    </style:style>
    <style:style style:name="P41" style:family="paragraph" style:parent-style-name="Text_20_body">
      <style:text-properties officeooo:rsid="0057f04f" officeooo:paragraph-rsid="0057f04f"/>
    </style:style>
    <style:style style:name="P42" style:family="paragraph" style:parent-style-name="Text_20_body">
      <style:text-properties officeooo:rsid="0058b2d7" officeooo:paragraph-rsid="0058b2d7"/>
    </style:style>
    <style:style style:name="P43" style:family="paragraph" style:parent-style-name="Text_20_body">
      <style:text-properties officeooo:rsid="0058b2d7" officeooo:paragraph-rsid="005cab14"/>
    </style:style>
    <style:style style:name="P44" style:family="paragraph" style:parent-style-name="Text_20_body" style:list-style-name="L3">
      <style:text-properties officeooo:rsid="0058b2d7" officeooo:paragraph-rsid="0058b2d7"/>
    </style:style>
    <style:style style:name="P45" style:family="paragraph" style:parent-style-name="Text_20_body" style:list-style-name="L3">
      <style:text-properties officeooo:rsid="0058b2d7" officeooo:paragraph-rsid="005cab14"/>
    </style:style>
    <style:style style:name="P46" style:family="paragraph" style:parent-style-name="Text_20_body">
      <style:text-properties officeooo:rsid="005a11ec" officeooo:paragraph-rsid="005a11ec"/>
    </style:style>
    <style:style style:name="P47" style:family="paragraph" style:parent-style-name="Text_20_body">
      <style:text-properties officeooo:rsid="005bef76" officeooo:paragraph-rsid="005bef76"/>
    </style:style>
    <style:style style:name="P48" style:family="paragraph" style:parent-style-name="Text_20_body">
      <style:text-properties officeooo:rsid="005cab14" officeooo:paragraph-rsid="005cab14"/>
    </style:style>
    <style:style style:name="P49" style:family="paragraph" style:parent-style-name="Text_20_body">
      <style:text-properties officeooo:rsid="005e18c9" officeooo:paragraph-rsid="005e18c9"/>
    </style:style>
    <style:style style:name="P50" style:family="paragraph" style:parent-style-name="Text_20_body">
      <style:text-properties officeooo:paragraph-rsid="006d483a"/>
    </style:style>
    <style:style style:name="P51" style:family="paragraph" style:parent-style-name="Quotations">
      <style:text-properties officeooo:paragraph-rsid="001d21ee"/>
    </style:style>
    <style:style style:name="P52" style:family="paragraph" style:parent-style-name="Quotations">
      <style:text-properties officeooo:paragraph-rsid="0020e418"/>
    </style:style>
    <style:style style:name="P53" style:family="paragraph" style:parent-style-name="Quotations">
      <style:text-properties officeooo:paragraph-rsid="0021411e"/>
    </style:style>
    <style:style style:name="P54" style:family="paragraph" style:parent-style-name="Quotations">
      <style:text-properties style:use-window-font-color="true" officeooo:paragraph-rsid="002156a5"/>
    </style:style>
    <style:style style:name="P55" style:family="paragraph" style:parent-style-name="Quotations">
      <style:text-properties officeooo:paragraph-rsid="00232283"/>
    </style:style>
    <style:style style:name="P56" style:family="paragraph" style:parent-style-name="Quotations">
      <style:text-properties officeooo:paragraph-rsid="0025f9d3"/>
    </style:style>
    <style:style style:name="P57" style:family="paragraph" style:parent-style-name="Quotations">
      <style:text-properties officeooo:rsid="0021a465" officeooo:paragraph-rsid="0025f9d3"/>
    </style:style>
    <style:style style:name="P58" style:family="paragraph" style:parent-style-name="Quotations">
      <style:text-properties fo:font-size="6.69999980926514pt" style:font-size-asian="6.69999980926514pt" style:font-size-complex="6.69999980926514pt"/>
    </style:style>
    <style:style style:name="P59" style:family="paragraph" style:parent-style-name="Quotations">
      <style:text-properties fo:font-size="6.69999980926514pt" officeooo:paragraph-rsid="004aa340" style:font-size-asian="6.69999980926514pt" style:font-size-complex="6.69999980926514pt"/>
    </style:style>
    <style:style style:name="P60" style:family="paragraph" style:parent-style-name="Quotations">
      <style:text-properties fo:font-size="6.69999980926514pt" fo:font-weight="bold" style:font-size-asian="6.69999980926514pt" style:font-weight-asian="bold" style:font-size-complex="6.69999980926514pt" style:font-weight-complex="bold"/>
    </style:style>
    <style:style style:name="P61" style:family="paragraph" style:parent-style-name="Quotations">
      <style:text-properties officeooo:paragraph-rsid="003a1800"/>
    </style:style>
    <style:style style:name="P62" style:family="paragraph" style:parent-style-name="Quotations">
      <style:text-properties officeooo:rsid="0045f760" officeooo:paragraph-rsid="0045f760"/>
    </style:style>
    <style:style style:name="P63" style:family="paragraph" style:parent-style-name="Quotations">
      <style:text-properties officeooo:rsid="0045f760" officeooo:paragraph-rsid="0047de63"/>
    </style:style>
    <style:style style:name="P64" style:family="paragraph" style:parent-style-name="Quotations">
      <style:text-properties officeooo:paragraph-rsid="0045f760"/>
    </style:style>
    <style:style style:name="P65" style:family="paragraph" style:parent-style-name="Quotations">
      <style:text-properties officeooo:paragraph-rsid="0047de63"/>
    </style:style>
    <style:style style:name="P66" style:family="paragraph" style:parent-style-name="Quotations">
      <style:text-properties officeooo:paragraph-rsid="00481ac4"/>
    </style:style>
    <style:style style:name="P67" style:family="paragraph" style:parent-style-name="Quotations">
      <style:text-properties fo:color="#407927"/>
    </style:style>
    <style:style style:name="P68" style:family="paragraph" style:parent-style-name="Quotations">
      <style:text-properties fo:color="#407927" officeooo:paragraph-rsid="005a112f"/>
    </style:style>
    <style:style style:name="P69" style:family="paragraph" style:parent-style-name="Quotations">
      <style:text-properties officeooo:paragraph-rsid="004fdfc6"/>
    </style:style>
    <style:style style:name="P70" style:family="paragraph" style:parent-style-name="Quotations">
      <style:text-properties officeooo:paragraph-rsid="00511c52"/>
    </style:style>
    <style:style style:name="P71" style:family="paragraph" style:parent-style-name="Quotations">
      <style:text-properties officeooo:paragraph-rsid="0054b5cb"/>
    </style:style>
    <style:style style:name="P72" style:family="paragraph" style:parent-style-name="Quotations">
      <style:text-properties officeooo:paragraph-rsid="00569601"/>
    </style:style>
    <style:style style:name="P73" style:family="paragraph" style:parent-style-name="Quotations">
      <style:text-properties fo:font-weight="bold" style:font-weight-asian="bold" style:font-weight-complex="bold"/>
    </style:style>
    <style:style style:name="P74" style:family="paragraph" style:parent-style-name="Quotations">
      <style:text-properties fo:font-weight="bold" officeooo:rsid="00569601" officeooo:paragraph-rsid="00569601" style:font-weight-asian="bold" style:font-weight-complex="bold"/>
    </style:style>
    <style:style style:name="P75" style:family="paragraph" style:parent-style-name="Quotations">
      <style:text-properties fo:font-weight="normal" officeooo:rsid="00569601" officeooo:paragraph-rsid="00569601" style:font-weight-asian="normal" style:font-weight-complex="normal"/>
    </style:style>
    <style:style style:name="P76" style:family="paragraph" style:parent-style-name="Quotations">
      <style:text-properties officeooo:paragraph-rsid="0057f04f"/>
    </style:style>
    <style:style style:name="P77" style:family="paragraph" style:parent-style-name="Quotations">
      <style:text-properties officeooo:rsid="0058b2d7" officeooo:paragraph-rsid="0058b2d7"/>
    </style:style>
    <style:style style:name="P78" style:family="paragraph" style:parent-style-name="Quotations">
      <style:text-properties officeooo:rsid="0058b2d7" officeooo:paragraph-rsid="005a112f"/>
    </style:style>
    <style:style style:name="P79" style:family="paragraph" style:parent-style-name="Quotations">
      <style:text-properties officeooo:paragraph-rsid="0058b2d7"/>
    </style:style>
    <style:style style:name="P80" style:family="paragraph" style:parent-style-name="Quotations">
      <style:text-properties officeooo:paragraph-rsid="005a112f"/>
    </style:style>
    <style:style style:name="P81" style:family="paragraph" style:parent-style-name="Quotations">
      <style:text-properties officeooo:rsid="005a11ec" officeooo:paragraph-rsid="005a11ec"/>
    </style:style>
    <style:style style:name="P82" style:family="paragraph" style:parent-style-name="Quotations" style:master-page-name="">
      <loext:graphic-properties draw:fill="solid" draw:fill-color="#f5f5f5" draw:fill-hatch-name="Black_20_45_20_Degrees" draw:fill-hatch-solid="false"/>
      <style:paragraph-properties fo:margin-left="1cm" fo:margin-right="0cm" fo:margin-top="0cm" fo:margin-bottom="0.499cm" loext:contextual-spacing="true" fo:orphans="4" fo:widows="4" fo:text-indent="-0.9cm" style:auto-text-indent="false" style:page-number="auto" fo:background-color="#f5f5f5" fo:keep-with-next="auto">
        <style:tab-stops>
          <style:tab-stop style:position="0.499cm" style:leader-style="solid" style:leader-text="_"/>
          <style:tab-stop style:position="1cm" style:leader-style="solid" style:leader-text="_"/>
          <style:tab-stop style:position="1.499cm" style:leader-style="solid" style:leader-text="_"/>
          <style:tab-stop style:position="2cm" style:leader-style="solid" style:leader-text="_"/>
          <style:tab-stop style:position="2.499cm" style:leader-style="solid" style:leader-text="_"/>
          <style:tab-stop style:position="3cm" style:leader-style="solid" style:leader-text="_"/>
          <style:tab-stop style:position="3.5cm" style:leader-style="solid" style:leader-text="_"/>
          <style:tab-stop style:position="4.001cm" style:leader-style="solid" style:leader-text="_"/>
          <style:tab-stop style:position="4.5cm" style:leader-style="solid" style:leader-text="_"/>
          <style:tab-stop style:position="5.001cm" style:leader-style="solid" style:leader-text="_"/>
        </style:tab-stops>
      </style:paragraph-properties>
      <style:text-properties fo:font-size="8pt" style:font-size-asian="8pt" style:font-size-complex="8pt"/>
    </style:style>
    <style:style style:name="P83" style:family="paragraph" style:parent-style-name="Title">
      <style:text-properties fo:language="en" fo:country="US" officeooo:rsid="00175d2e" officeooo:paragraph-rsid="00175d2e"/>
    </style:style>
    <style:style style:name="P84" style:family="paragraph" style:parent-style-name="Heading_20_2">
      <style:text-properties fo:language="en" fo:country="US" officeooo:rsid="0017ddd9" officeooo:paragraph-rsid="0017ddd9"/>
    </style:style>
    <style:style style:name="P85" style:family="paragraph" style:parent-style-name="Heading_20_2">
      <style:text-properties officeooo:rsid="001919f4" officeooo:paragraph-rsid="001919f4"/>
    </style:style>
    <style:style style:name="P86" style:family="paragraph" style:parent-style-name="Heading_20_2">
      <style:text-properties officeooo:rsid="002467bb" officeooo:paragraph-rsid="002467bb"/>
    </style:style>
    <style:style style:name="P87" style:family="paragraph" style:parent-style-name="Heading_20_2">
      <style:text-properties officeooo:rsid="003fa344" officeooo:paragraph-rsid="003fa344"/>
    </style:style>
    <style:style style:name="P88" style:family="paragraph" style:parent-style-name="Heading_20_2">
      <style:text-properties officeooo:rsid="0047de63" officeooo:paragraph-rsid="0047de63"/>
    </style:style>
    <style:style style:name="P89" style:family="paragraph" style:parent-style-name="Heading_20_2">
      <style:text-properties officeooo:rsid="004fdfc6" officeooo:paragraph-rsid="004fdfc6"/>
    </style:style>
    <style:style style:name="P90" style:family="paragraph" style:parent-style-name="Heading_20_2">
      <style:text-properties officeooo:rsid="0054b5cb" officeooo:paragraph-rsid="0054b5cb"/>
    </style:style>
    <style:style style:name="P91" style:family="paragraph" style:parent-style-name="Heading_20_2">
      <style:text-properties officeooo:rsid="0058b2d7" officeooo:paragraph-rsid="0058b2d7"/>
    </style:style>
    <style:style style:name="P92" style:family="paragraph" style:parent-style-name="Heading_20_2">
      <style:text-properties officeooo:rsid="005d5696" officeooo:paragraph-rsid="005d5696"/>
    </style:style>
    <style:style style:name="P9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4" style:family="paragraph" style:parent-style-name="Heading_20_3">
      <style:text-properties officeooo:rsid="005bef76" officeooo:paragraph-rsid="005bef76"/>
    </style:style>
    <style:style style:name="P9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794c5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7ddd9"/>
    </style:style>
    <style:style style:name="T4" style:family="text">
      <style:text-properties officeooo:rsid="001919f4"/>
    </style:style>
    <style:style style:name="T5" style:family="text">
      <style:text-properties officeooo:rsid="001a76f7"/>
    </style:style>
    <style:style style:name="T6" style:family="text">
      <style:text-properties officeooo:rsid="001d21ee"/>
    </style:style>
    <style:style style:name="T7" style:family="text">
      <style:text-properties officeooo:rsid="00201c28"/>
    </style:style>
    <style:style style:name="T8" style:family="text">
      <style:text-properties officeooo:rsid="0020e418"/>
    </style:style>
    <style:style style:name="T9" style:family="text">
      <style:text-properties fo:color="#579835"/>
    </style:style>
    <style:style style:name="T10" style:family="text">
      <style:text-properties fo:color="#579835" officeooo:rsid="0020e418"/>
    </style:style>
    <style:style style:name="T11" style:family="text">
      <style:text-properties fo:color="#579835" officeooo:rsid="002156a5"/>
    </style:style>
    <style:style style:name="T12" style:family="text">
      <style:text-properties officeooo:rsid="0021411e"/>
    </style:style>
    <style:style style:name="T13" style:family="text">
      <style:text-properties officeooo:rsid="002156a5"/>
    </style:style>
    <style:style style:name="T14" style:family="text">
      <style:text-properties officeooo:rsid="0021a465"/>
    </style:style>
    <style:style style:name="T15" style:family="text">
      <style:text-properties officeooo:rsid="00232283"/>
    </style:style>
    <style:style style:name="T16" style:family="text">
      <style:text-properties officeooo:rsid="0025f9d3"/>
    </style:style>
    <style:style style:name="T17" style:family="text">
      <style:text-properties officeooo:rsid="0039c280"/>
    </style:style>
    <style:style style:name="T18" style:family="text">
      <style:text-properties officeooo:rsid="003a1800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3a1800" style:font-weight-asian="bold" style:font-weight-complex="bold"/>
    </style:style>
    <style:style style:name="T21" style:family="text">
      <style:text-properties officeooo:rsid="003ca230"/>
    </style:style>
    <style:style style:name="T22" style:family="text">
      <style:text-properties officeooo:rsid="0041d0da"/>
    </style:style>
    <style:style style:name="T23" style:family="text">
      <style:text-properties officeooo:rsid="00433030"/>
    </style:style>
    <style:style style:name="T24" style:family="text">
      <style:text-properties fo:font-weight="normal" officeooo:rsid="003a1800" style:font-weight-asian="normal" style:font-weight-complex="normal"/>
    </style:style>
    <style:style style:name="T25" style:family="text">
      <style:text-properties fo:font-weight="normal" officeooo:rsid="00569601" style:font-weight-asian="normal" style:font-weight-complex="normal"/>
    </style:style>
    <style:style style:name="T26" style:family="text">
      <style:text-properties officeooo:rsid="0047de63"/>
    </style:style>
    <style:style style:name="T27" style:family="text">
      <style:text-properties officeooo:rsid="00481ac4"/>
    </style:style>
    <style:style style:name="T28" style:family="text">
      <style:text-properties officeooo:rsid="0048fb0b"/>
    </style:style>
    <style:style style:name="T29" style:family="text">
      <style:text-properties officeooo:rsid="004a32c5"/>
    </style:style>
    <style:style style:name="T30" style:family="text">
      <style:text-properties fo:color="#407927"/>
    </style:style>
    <style:style style:name="T31" style:family="text">
      <style:text-properties fo:color="#407927" officeooo:rsid="004a32c5"/>
    </style:style>
    <style:style style:name="T32" style:family="text">
      <style:text-properties fo:color="#407927" officeooo:rsid="00569601"/>
    </style:style>
    <style:style style:name="T33" style:family="text">
      <style:text-properties fo:color="#407927" officeooo:rsid="0057f04f"/>
    </style:style>
    <style:style style:name="T34" style:family="text">
      <style:text-properties fo:color="#407927" fo:font-weight="normal" officeooo:rsid="00569601" style:font-weight-asian="normal" style:font-weight-complex="normal"/>
    </style:style>
    <style:style style:name="T35" style:family="text">
      <style:text-properties fo:color="#407927" fo:font-weight="normal" officeooo:rsid="0057f04f" style:font-weight-asian="normal" style:font-weight-complex="normal"/>
    </style:style>
    <style:style style:name="T36" style:family="text">
      <style:text-properties officeooo:rsid="004aa340"/>
    </style:style>
    <style:style style:name="T37" style:family="text">
      <style:text-properties officeooo:rsid="004e4100"/>
    </style:style>
    <style:style style:name="T38" style:family="text">
      <style:text-properties officeooo:rsid="004fdfc6"/>
    </style:style>
    <style:style style:name="T39" style:family="text">
      <style:text-properties officeooo:rsid="00511c52"/>
    </style:style>
    <style:style style:name="T40" style:family="text">
      <style:text-properties officeooo:rsid="0052708a"/>
    </style:style>
    <style:style style:name="T41" style:family="text">
      <style:text-properties officeooo:rsid="0052f847"/>
    </style:style>
    <style:style style:name="T42" style:family="text">
      <style:text-properties officeooo:rsid="00532df6"/>
    </style:style>
    <style:style style:name="T43" style:family="text">
      <style:text-properties officeooo:rsid="0053d4ad"/>
    </style:style>
    <style:style style:name="T44" style:family="text">
      <style:text-properties officeooo:rsid="0054b5cb"/>
    </style:style>
    <style:style style:name="T45" style:family="text">
      <style:text-properties officeooo:rsid="00569601"/>
    </style:style>
    <style:style style:name="T46" style:family="text">
      <style:text-properties officeooo:rsid="0057f04f"/>
    </style:style>
    <style:style style:name="T47" style:family="text">
      <style:text-properties officeooo:rsid="0058b2d7"/>
    </style:style>
    <style:style style:name="T48" style:family="text">
      <style:text-properties officeooo:rsid="005a112f"/>
    </style:style>
    <style:style style:name="T49" style:family="text">
      <style:text-properties officeooo:rsid="005a11ec"/>
    </style:style>
    <style:style style:name="T50" style:family="text">
      <style:text-properties officeooo:rsid="005b8f13"/>
    </style:style>
    <style:style style:name="T51" style:family="text">
      <style:text-properties officeooo:rsid="005cab14"/>
    </style:style>
    <style:style style:name="T52" style:family="text">
      <style:text-properties officeooo:rsid="0068b47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PrimaVoice Toolbox</text:p>
      <text:p text:style-name="P7"/>
      <text:p text:style-name="P7"/>
      <text:table-of-content text:style-name="Sect1" text:protected="true" text:name="Table des matières1">
        <text:table-of-content-source text:outline-level="2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Contents</text:p>
          </text:index-title>
          <text:p text:style-name="P93"><text:a xlink:type="simple" xlink:href="#__RefHeading___Toc108_2490259712" text:style-name="Index_20_Link" text:visited-style-name="Index_20_Link">1. Overview<text:tab/>2</text:a></text:p>
          <text:p text:style-name="P95"><text:a xlink:type="simple" xlink:href="#__RefHeading___Toc116_2490259712" text:style-name="Index_20_Link" text:visited-style-name="Index_20_Link">1.1. Purpose<text:tab/>2</text:a></text:p>
          <text:p text:style-name="P95"><text:a xlink:type="simple" xlink:href="#__RefHeading___Toc118_2490259712" text:style-name="Index_20_Link" text:visited-style-name="Index_20_Link">1.2. Requirements<text:tab/>2</text:a></text:p>
          <text:p text:style-name="P95"><text:a xlink:type="simple" xlink:href="#__RefHeading___Toc735_2490259712" text:style-name="Index_20_Link" text:visited-style-name="Index_20_Link">1.3. Usage overview<text:tab/>2</text:a></text:p>
          <text:p text:style-name="P93"><text:a xlink:type="simple" xlink:href="#__RefHeading___Toc120_2490259712" text:style-name="Index_20_Link" text:visited-style-name="Index_20_Link">2. Prerequisite<text:tab/>3</text:a></text:p>
          <text:p text:style-name="P95"><text:a xlink:type="simple" xlink:href="#__RefHeading___Toc122_2490259712" text:style-name="Index_20_Link" text:visited-style-name="Index_20_Link">2.1. Scan Logs for fMRI data<text:tab/>3</text:a></text:p>
          <text:p text:style-name="P95"><text:a xlink:type="simple" xlink:href="#__RefHeading___Toc177_2490259712" text:style-name="Index_20_Link" text:visited-style-name="Index_20_Link">2.2. participants.tsv<text:tab/>5</text:a></text:p>
          <text:p text:style-name="P95"><text:a xlink:type="simple" xlink:href="#__RefHeading___Toc1091_2490259712" text:style-name="Index_20_Link" text:visited-style-name="Index_20_Link">2.3. dataset_description.json<text:tab/>6</text:a></text:p>
          <text:p text:style-name="P95"><text:a xlink:type="simple" xlink:href="#__RefHeading___Toc1093_2490259712" text:style-name="Index_20_Link" text:visited-style-name="Index_20_Link">2.4. Dataset tree structure<text:tab/>6</text:a></text:p>
          <text:p text:style-name="P95"><text:a xlink:type="simple" xlink:href="#__RefHeading___Toc1403_2490259712" text:style-name="Index_20_Link" text:visited-style-name="Index_20_Link">2.5. Pipeline tree structure<text:tab/>7</text:a></text:p>
          <text:p text:style-name="P95"><text:a xlink:type="simple" xlink:href="#__RefHeading___Toc1095_2490259712" text:style-name="Index_20_Link" text:visited-style-name="Index_20_Link">2.6. The parameters file<text:tab/>7</text:a></text:p>
          <text:p text:style-name="P95"><text:a xlink:type="simple" xlink:href="#__RefHeading___Toc1405_2490259712" text:style-name="Index_20_Link" text:visited-style-name="Index_20_Link">2.7. Main functions<text:tab/>8</text:a></text:p>
          <text:p text:style-name="P93"><text:a xlink:type="simple" xlink:href="#__RefHeading___Toc1407_2490259712" text:style-name="Index_20_Link" text:visited-style-name="Index_20_Link">3. Brain segmentation<text:tab/>9</text:a></text:p>
          <text:p text:style-name="P95"><text:a xlink:type="simple" xlink:href="#__RefHeading___Toc1409_2490259712" text:style-name="Index_20_Link" text:visited-style-name="Index_20_Link">3.1. Anatomical files<text:tab/>9</text:a></text:p>
          <text:p text:style-name="P95"><text:a xlink:type="simple" xlink:href="#__RefHeading___Toc1411_2490259712" text:style-name="Index_20_Link" text:visited-style-name="Index_20_Link">3.2. Template<text:tab/>9</text:a></text:p>
          <text:p text:style-name="P95"><text:a xlink:type="simple" xlink:href="#__RefHeading___Toc1720_2490259712" text:style-name="Index_20_Link" text:visited-style-name="Index_20_Link">3.3. Parameters<text:tab/>11</text:a></text:p>
          <text:p text:style-name="P93"><text:a xlink:type="simple" xlink:href="#__RefHeading___Toc1771_2490259712" text:style-name="Index_20_Link" text:visited-style-name="Index_20_Link">4. Motion correction &amp; inter-run registration<text:tab/>13</text:a></text:p>
          <text:p text:style-name="P93"><text:a xlink:type="simple" xlink:href="#__RefHeading___Toc1773_2490259712" text:style-name="Index_20_Link" text:visited-style-name="Index_20_Link">5. Spatial smooting<text:tab/>14</text:a></text:p>
          <text:p text:style-name="P93"><text:a xlink:type="simple" xlink:href="#__RefHeading___Toc1775_2490259712" text:style-name="Index_20_Link" text:visited-style-name="Index_20_Link">6. Coregistration of functional data to anatomical scan<text:tab/>15</text:a></text:p>
          <text:p text:style-name="P93"><text:a xlink:type="simple" xlink:href="#__RefHeading___Toc1777_2490259712" text:style-name="Index_20_Link" text:visited-style-name="Index_20_Link">7. General Linear Modeling<text:tab/>16</text:a></text:p>
        </text:index-body>
      </text:table-of-content>
      <text:p text:style-name="P7"/>
      <text:h text:style-name="P1" text:outline-level="1"><text:bookmark-start text:name="__RefHeading___Toc108_2490259712"/>Overview<text:bookmark-end text:name="__RefHeading___Toc108_2490259712"/></text:h>
      <text:h text:style-name="P84" text:outline-level="2"><text:bookmark-start text:name="__RefHeading___Toc116_2490259712"/>Purpose<text:bookmark-end text:name="__RefHeading___Toc116_2490259712"/></text:h>
      <text:p text:style-name="P8"><text:span text:style-name="T1">The PrimaVoice toolbox is a</text:span> Matlab pipeline <text:span text:style-name="T1">for</text:span> primate <text:span text:style-name="T1">fMRI</text:span> data <text:span text:style-name="T1">analysis.</text:span> <text:span text:style-name="T1">It can be used to perform every step of the analysis, from brain segmentation, to representational similarity analysis.</text:span></text:p>
      <text:p text:style-name="P8">It <text:span text:style-name="T1">was designed to handle the challenging fMRI data acquired with awake macaques, but it also works with human and marmoset data.</text:span></text:p>
      <text:p text:style-name="P12">The pipeline is best suited for the analysis of individual data, but second-level group analysis is possible.</text:p>
      <text:p text:style-name="P13">The pipeline was designed to handle sub-categories of stimuli. <text:span text:style-name="T12">Stimulus c</text:span>ategory levels are labeled “L1” for the main category, “L2”, “L3”, …, <text:span text:style-name="T12">for sub-categories.</text:span></text:p>
      <text:h text:style-name="P84" text:outline-level="2"><text:bookmark-start text:name="__RefHeading___Toc118_2490259712"/>Requirements<text:bookmark-end text:name="__RefHeading___Toc118_2490259712"/></text:h>
      <text:p text:style-name="P6"><text:span text:style-name="T2">The pipeline </text:span><text:span text:style-name="T3">only</text:span><text:span text:style-name="T2"> works with data </text:span><text:span text:style-name="T3">formatted</text:span><text:span text:style-name="T2"> to the </text:span><text:a xlink:type="simple" xlink:href="https://bids.neuroimaging.io/" text:style-name="Internet_20_link" text:visited-style-name="Visited_20_Internet_20_Link">BIDS format</text:a><text:span text:style-name="T2">.</text:span></text:p>
      <text:p text:style-name="P9">Functional data must be accompanied by a <text:span text:style-name="T4">specific</text:span> Matlab scan log <text:span text:style-name="T4">(</text:span>detailed in the <text:a xlink:type="simple" xlink:href="#2.1.Scan Log for fMRI data|outline" text:style-name="Internet_20_link" text:visited-style-name="Visited_20_Internet_20_Link">next section</text:a><text:span text:style-name="T4">)</text:span>.</text:p>
      <text:p text:style-name="P9">The pipeline <text:span text:style-name="T4">requires</text:span> <text:a xlink:type="simple" xlink:href="https://fsl.fmrib.ox.ac.uk/fsl/fslwiki/FSL" text:style-name="Internet_20_link" text:visited-style-name="Visited_20_Internet_20_Link">FSL</text:a> and <text:a xlink:type="simple" xlink:href="http://stnava.github.io/ANTs/" text:style-name="Internet_20_link" text:visited-style-name="Visited_20_Internet_20_Link">ANTS</text:a> to be installed on the system, as well as the following Matlab toolboxes:</text:p>
      <text:list xml:id="list2967010830" text:style-name="L1">
        <text:list-item>
          <text:p text:style-name="P10"><text:a xlink:type="simple" xlink:href="https://www.fil.ion.ucl.ac.uk/spm/software/spm12/" text:style-name="Internet_20_link" text:visited-style-name="Visited_20_Internet_20_Link">SPM12</text:a></text:p>
        </text:list-item>
        <text:list-item>
          <text:p text:style-name="P10"><text:a xlink:type="simple" xlink:href="https://fr.mathworks.com/products/image.html" text:style-name="Internet_20_link" text:visited-style-name="Visited_20_Internet_20_Link">Image Processing Toolbox</text:a></text:p>
        </text:list-item>
      </text:list>
      <text:p text:style-name="P11">The pipeline also uses a slightly modified version of <text:a xlink:type="simple" xlink:href="http://www.math.mcgill.ca/keith/fmristat/" text:style-name="Internet_20_link" text:visited-style-name="Visited_20_Internet_20_Link">fMRISTAT</text:a>, <text:span text:style-name="T4">the </text:span><text:a xlink:type="simple" xlink:href="https://www.bic.mni.mcgill.ca/software/emma/" text:style-name="Internet_20_link" text:visited-style-name="Visited_20_Internet_20_Link"><text:span text:style-name="T4">EMMA</text:span></text:a><text:span text:style-name="T4"> toolbox, </text:span><text:a xlink:type="simple" xlink:href="http://kendrickkay.net/GLMdenoise/" text:style-name="Internet_20_link" text:visited-style-name="Visited_20_Internet_20_Link">GLMdenoise</text:a>, <text:a xlink:type="simple" xlink:href="https://sourceforge.net/p/c3d/git/ci/master/tree/doc/c3d.md" text:style-name="Internet_20_link" text:visited-style-name="Visited_20_Internet_20_Link">c3d_affine_tool</text:a> <text:span text:style-name="T5">and the </text:span><text:a xlink:type="simple" xlink:href="https://github.com/rsagroup/rsatoolbox" text:style-name="Internet_20_link" text:visited-style-name="Visited_20_Internet_20_Link"><text:span text:style-name="T5">RSA toolbox</text:span></text:a>. Th<text:span text:style-name="T5">e</text:span>se toolboxes are <text:span text:style-name="T5">included in</text:span> the pipeline and do not need to be installed.</text:p>
      <text:h text:style-name="P87" text:outline-level="2"><text:bookmark-start text:name="__RefHeading___Toc735_2490259712"/>Usage overview<text:bookmark-end text:name="__RefHeading___Toc735_2490259712"/></text:h>
      <text:p text:style-name="P30">The basic usage of this pipeline revolves around the edition of one .m file, the <text:span text:style-name="Citation">parameters</text:span> file. It is in this <text:span text:style-name="T37">script</text:span> that you specify the path to your dataset, which subject to analyze, <text:span text:style-name="T22">with which </text:span>parameters. <text:span text:style-name="T22">Once this file is edited and executed, the main functions can be performed, </text:span><text:span text:style-name="Citation"><text:span text:style-name="T22">brain_segmentation</text:span></text:span><text:span text:style-name="T22">, </text:span><text:span text:style-name="Citation"><text:span text:style-name="T22">realign_runs</text:span></text:span><text:span text:style-name="T22">, </text:span><text:span text:style-name="Citation"><text:span text:style-name="T22">run_GLM</text:span></text:span><text:span text:style-name="T22">, </text:span><text:span text:style-name="Citation"><text:span text:style-name="T23">brain_RDMs</text:span></text:span><text:span text:style-name="T23">…</text:span></text:p>
      <text:p text:style-name="P31">For group analysis, a different parameters file is used, <text:span text:style-name="Citation">second_level_parameters</text:span>.</text:p>
      <text:p text:style-name="P32">Before <text:span text:style-name="T52">going through all the analysis steps</text:span>, the following guidelines start by explaining how the data must be formatted and which files must be present to analyze the data.</text:p>
      <text:h text:style-name="P2" text:outline-level="1"><text:bookmark-start text:name="__RefHeading___Toc120_2490259712"/><text:span text:style-name="T28">P</text:span>rerequisite<text:bookmark-end text:name="__RefHeading___Toc120_2490259712"/></text:h>
      <text:p text:style-name="P21">FMRI data must follow the <text:a xlink:type="simple" xlink:href="https://bids.neuroimaging.io/" text:style-name="Internet_20_link" text:visited-style-name="Visited_20_Internet_20_Link">BIDS</text:a> standard and a specific scan log has to be generated during acquisition. If you are preparing your fMRI experiment, be sure to include scan logs as described below. <text:span text:style-name="T15">If you already have data acquired this way, you can jump to the </text:span><text:a xlink:type="simple" xlink:href="#2.2.participants.tsv|outline" text:style-name="Internet_20_link" text:visited-style-name="Visited_20_Internet_20_Link"><text:span text:style-name="T15">next section</text:span></text:a><text:span text:style-name="T15">.</text:span></text:p>
      <text:h text:style-name="P85" text:outline-level="2"><text:bookmark-start text:name="__RefHeading___Toc122_2490259712"/>Scan Log<text:span text:style-name="T13">s</text:span> for fMRI data<text:bookmark-end text:name="__RefHeading___Toc122_2490259712"/></text:h>
      <text:p text:style-name="P14">FMRI data must be acquired using a script that will generate a specific scan log file <text:span text:style-name="T13">for each run</text:span>.</text:p>
      <text:p text:style-name="P15">There must be one scan log file for each fMRI time series. Scan log files have to be placed in the “sourcedata” folder of the <text:a xlink:type="simple" xlink:href="https://bids.neuroimaging.io/specification.html" text:style-name="Internet_20_link" text:visited-style-name="Visited_20_Internet_20_Link">BIDS folder structure</text:a> &amp; the <text:span text:style-name="Citation">sourcedata</text:span> folder must be organized this way:</text:p>
      <text:p text:style-name="P51">my_dataset/</text:p>
      <text:p text:style-name="P51"><text:tab/>sourcedata/</text:p>
      <text:p text:style-name="P51"><text:tab/><text:tab/>sub-<text:span text:style-name="T8">John</text:span>/</text:p>
      <text:p text:style-name="P51"><text:tab/><text:tab/><text:tab/>ses-<text:span text:style-name="T6">01</text:span>/</text:p>
      <text:p text:style-name="P51"><text:tab/><text:tab/><text:tab/><text:tab/>func/</text:p>
      <text:p text:style-name="P52"><text:tab/><text:tab/><text:tab/><text:tab/><text:tab/>sub-<text:span text:style-name="T8">John</text:span>_ses-<text:span text:style-name="T6">01</text:span>_task-BlocLocalizer_run-<text:span text:style-name="T6">0</text:span>1_<text:span text:style-name="T6">ScanLog</text:span>.<text:span text:style-name="T6">mat</text:span></text:p>
      <text:p text:style-name="P61"><text:tab/><text:tab/><text:tab/><text:tab/><text:tab/>sub-<text:span text:style-name="T8">John</text:span>_ses-<text:span text:style-name="T6">01</text:span>_task-BlocLocalizer_run-<text:span text:style-name="T6">02</text:span>_<text:span text:style-name="T6">ScanLog</text:span>.<text:span text:style-name="T6">mat</text:span></text:p>
      <text:p text:style-name="P16"><text:span text:style-name="T6">The scan log filename must contain all the elements present in the above example. </text:span></text:p>
      <text:p text:style-name="P17">The scan log file contains one structure variable named <text:span text:style-name="Citation">ScanLog</text:span> <text:span text:style-name="T7">organized as this example:</text:span></text:p>
      <text:p text:style-name="Quotations">ScanLog = <text:line-break/><text:line-break/> <text:s text:c="6"/>Stim_onsets: [1x20 double] <text:span text:style-name="T9">% </text:span><text:span text:style-name="T10">onsets in seconds of each stimulus</text:span></text:p>
      <text:p text:style-name="P52"><text:s text:c="4"/>Stim_durations: [1x20 double] <text:span text:style-name="T9">% </text:span><text:span text:style-name="T10">duration in seconds of each stimulus</text:span></text:p>
      <text:p text:style-name="P52"><text:s text:c="10"/>fMRISTAT: [1x1 struct] <text:span text:style-name="T9">% </text:span><text:span text:style-name="T10">a struct detailed below</text:span></text:p>
      <text:p text:style-name="P52"><text:s text:c="15"/>SPM: [1x1 struct] <text:span text:style-name="T9">% </text:span><text:span text:style-name="T10">a struct detailed below</text:span></text:p>
      <text:p text:style-name="P52"><text:s text:c="11"/>subject: '<text:span text:style-name="T8">john</text:span>' <text:span text:style-name="T9">% </text:span><text:span text:style-name="T10">subject name or ID</text:span></text:p>
      <text:p text:style-name="P52"><text:s text:c="10"/>TaskName: 'BlocLocalizer' <text:span text:style-name="T9">% </text:span><text:span text:style-name="T10">task name</text:span></text:p>
      <text:p text:style-name="P54"><text:span text:style-name="T8"><text:s text:c="8"/>Scan_trigs: [1x990 double] </text:span><text:span text:style-name="T10">% </text:span><text:span text:style-name="T11">optional, frame times of the time series in seconds. If this field does not exist, the pipeline will assume that the TR was constant and derive frame times from the TR a number of volumes found in the corresponding json file</text:span></text:p>
      <text:h text:style-name="Heading_20_3" text:outline-level="3"><text:bookmark-start text:name="__RefHeading___Toc139_2490259712"/>ScanLog.fMRISTAT<text:bookmark-end text:name="__RefHeading___Toc139_2490259712"/></text:h>
      <text:p text:style-name="P18"><text:span text:style-name="Citation">Sc</text:span><text:span text:style-name="Citation"><text:span text:style-name="T12">a</text:span></text:span><text:span text:style-name="Citation">nLog.fMRISTAT</text:span> is a structure <text:span text:style-name="T12">that contains a fMRISTAT design matrix for each stimulus category level:</text:span></text:p>
      <text:p text:style-name="Quotations">ScanLog.fMRISTAT = </text:p>
      <text:p text:style-name="Quotations"/>
      <text:p text:style-name="Quotations"><text:s text:c="4"/>L1: [1x1 struct]</text:p>
      <text:p text:style-name="P53"><text:s text:c="4"/>L<text:span text:style-name="T12">2</text:span>: [1x1 struct]</text:p>
      <text:p text:style-name="P53"><text:s text:c="4"/>L<text:span text:style-name="T12">3</text:span>: [1x1 struct]</text:p>
      <text:p text:style-name="P53"/>
      <text:p text:style-name="P53">ScanLog.fMRISTAT.L1 = </text:p>
      <text:p text:style-name="P53"/>
      <text:p text:style-name="P53"><text:s text:c="4"/>events: [20x4 double]</text:p>
      <text:p text:style-name="P53"><text:s text:c="5"/>names: {4x1 cell}</text:p>
      <text:p text:style-name="P53"/>
      <text:p text:style-name="P53">ScanLog.fMRISTAT.L<text:span text:style-name="T12">2</text:span> = </text:p>
      <text:p text:style-name="P53"/>
      <text:p text:style-name="P53"><text:s text:c="4"/>events: [20x<text:span text:style-name="T15">5</text:span> double]</text:p>
      <text:p text:style-name="P53"><text:s text:c="5"/>names: {<text:span text:style-name="T15">5</text:span>x1 cell}</text:p>
      <text:p text:style-name="P53"/>
      <text:p text:style-name="P53">ScanLog.fMRISTAT.L<text:span text:style-name="T12">3</text:span> = </text:p>
      <text:p text:style-name="P53"/>
      <text:p text:style-name="P53"><text:soft-page-break/><text:s text:c="4"/>events: [20x<text:span text:style-name="T12">2</text:span> double]</text:p>
      <text:p text:style-name="P53"><text:s text:c="5"/>names: {<text:span text:style-name="T12">2</text:span>x1 cell}</text:p>
      <text:p text:style-name="P19">In the above example, there are 3 stimulus category levels. <text:span text:style-name="T13">Level “L1” contains 4 categories, “L2” contains 5 categories, “L3” contains 2 categories. For each level there must be an </text:span><text:span text:style-name="Citation"><text:span text:style-name="T13">events</text:span></text:span><text:span text:style-name="T13"> and a </text:span><text:span text:style-name="Citation"><text:span text:style-name="T13">names</text:span></text:span><text:span text:style-name="T13"> field. Here the example for “L1”:</text:span></text:p>
      <text:p text:style-name="Quotations">ScanLog.fMRISTAT.L1.events =<text:line-break/><text:line-break/> <text:s text:c="3"/>1.0000 <text:s text:c="8"/>0 <text:s text:c="2"/>27.1230 <text:s text:c="3"/>1.0000</text:p>
      <text:p text:style-name="Quotations"><text:s text:c="4"/>2.0000 <text:s text:c="2"/>27.1230 <text:s text:c="2"/>28.8610 <text:s text:c="3"/>1.0000</text:p>
      <text:p text:style-name="Quotations"><text:s text:c="4"/>3.0000 <text:s text:c="2"/>55.9840 <text:s text:c="2"/>28.9220 <text:s text:c="3"/>1.0000</text:p>
      <text:p text:style-name="Quotations"><text:s text:c="4"/>4.0000 <text:s text:c="2"/>84.9060 <text:s text:c="2"/>29.9970 <text:s text:c="3"/>1.0000</text:p>
      <text:p text:style-name="Quotations"><text:s text:c="4"/>2.0000 <text:s/>114.9030 <text:s text:c="2"/>29.7600 <text:s text:c="3"/>1.0000</text:p>
      <text:p text:style-name="Quotations"><text:s text:c="4"/>4.0000 <text:s/>144.6630 <text:s text:c="2"/>29.9990 <text:s text:c="3"/>1.0000</text:p>
      <text:p text:style-name="Quotations"><text:s text:c="4"/>1.0000 <text:s/>174.6620 <text:s text:c="2"/>28.4410 <text:s text:c="3"/>1.0000</text:p>
      <text:p text:style-name="Quotations"><text:s text:c="4"/>3.0000 <text:s/>203.1030 <text:s text:c="2"/>30.1780 <text:s text:c="3"/>1.0000</text:p>
      <text:p text:style-name="Quotations"><text:s text:c="4"/>1.0000 <text:s/>233.2810 <text:s text:c="2"/>29.8790 <text:s text:c="3"/>1.0000</text:p>
      <text:p text:style-name="Quotations"><text:s text:c="4"/>4.0000 <text:s/>263.1600 <text:s text:c="2"/>29.9990 <text:s text:c="3"/>1.0000</text:p>
      <text:p text:style-name="Quotations"><text:s text:c="4"/>3.0000 <text:s/>293.1590 <text:s text:c="2"/>27.2430 <text:s text:c="3"/>1.0000</text:p>
      <text:p text:style-name="Quotations"><text:s text:c="4"/>2.0000 <text:s/>320.4020 <text:s text:c="2"/>29.6400 <text:s text:c="3"/>1.0000</text:p>
      <text:p text:style-name="Quotations"><text:s text:c="4"/>1.0000 <text:s/>350.0420 <text:s text:c="2"/>27.3040 <text:s text:c="3"/>1.0000</text:p>
      <text:p text:style-name="Quotations"><text:s text:c="4"/>2.0000 <text:s/>377.3460 <text:s text:c="2"/>32.0340 <text:s text:c="3"/>1.0000</text:p>
      <text:p text:style-name="Quotations"><text:s text:c="4"/>3.0000 <text:s/>409.3800 <text:s text:c="2"/>29.9990 <text:s text:c="3"/>1.0000</text:p>
      <text:p text:style-name="Quotations"><text:s text:c="4"/>4.0000 <text:s/>439.3790 <text:s text:c="2"/>29.9990 <text:s text:c="3"/>1.0000</text:p>
      <text:p text:style-name="Quotations"><text:s text:c="4"/>2.0000 <text:s/>469.3780 <text:s text:c="2"/>29.3990 <text:s text:c="3"/>1.0000</text:p>
      <text:p text:style-name="Quotations"><text:s text:c="4"/>4.0000 <text:s/>498.7770 <text:s text:c="2"/>29.9980 <text:s text:c="3"/>1.0000</text:p>
      <text:p text:style-name="Quotations"><text:s text:c="4"/>3.0000 <text:s/>528.7750 <text:s text:c="2"/>29.4610 <text:s text:c="3"/>1.0000</text:p>
      <text:p text:style-name="Quotations"><text:s text:c="4"/>1.0000 <text:s/>558.2360 <text:s text:c="2"/>30.2970 <text:s text:c="3"/>1.0000</text:p>
      <text:p text:style-name="P22">First column of th<text:span text:style-name="T16">e </text:span><text:span text:style-name="Citation"><text:span text:style-name="T16">events</text:span></text:span> matrix is the category number, second column is the onset of the stimulus, third column is the duration of the stimulus, fourth column only contains ones.</text:p>
      <text:p text:style-name="Quotations"/>
      <text:p text:style-name="Quotations">ScanLog.fMRISTAT.L1.names = </text:p>
      <text:p text:style-name="Quotations"/>
      <text:p text:style-name="Quotations"><text:s text:c="4"/>'human'</text:p>
      <text:p text:style-name="Quotations"><text:s text:c="4"/>'macaque'</text:p>
      <text:p text:style-name="Quotations"><text:s text:c="4"/>'nonvocal'</text:p>
      <text:p text:style-name="Quotations"><text:s text:c="4"/>'silence</text:p>
      <text:p text:style-name="P22">Category names, ordered as the category numbers.</text:p>
      <text:p text:style-name="P22">In this example, the first event was a stimulus that belongs to the category “human” for the category level “L1”, it started at 0 s and lasted 27.123 s.</text:p>
      <text:h text:style-name="Heading_20_3" text:outline-level="3"><text:bookmark-start text:name="__RefHeading___Toc141_2490259712"/>ScanLog.<text:span text:style-name="T14">SPM</text:span><text:bookmark-end text:name="__RefHeading___Toc141_2490259712"/></text:h>
      <text:p text:style-name="Text_20_body">ScanLog.<text:span text:style-name="T14">SPM</text:span> is a structure that contains <text:span text:style-name="T14">fields dedicated to build an</text:span> <text:span text:style-name="T14">SPM</text:span> design matrix for each stimulus category level:</text:p>
      <text:p text:style-name="P55">ScanLog.<text:span text:style-name="T15">SPM</text:span> = </text:p>
      <text:p text:style-name="P55"/>
      <text:p text:style-name="P55"><text:s text:c="4"/>L1: [1x1 struct]</text:p>
      <text:p text:style-name="P55"><text:s text:c="4"/>L<text:span text:style-name="T12">2</text:span>: [1x1 struct]</text:p>
      <text:p text:style-name="P55"><text:s text:c="4"/>L<text:span text:style-name="T12">3</text:span>: [1x1 struct]</text:p>
      <text:p text:style-name="P55"/>
      <text:p text:style-name="P55">ScanLog.SPM.L1 = </text:p>
      <text:p text:style-name="P55"/>
      <text:p text:style-name="P55"><text:s text:c="7"/>onsets: {4x1 cell}</text:p>
      <text:p text:style-name="P55"><text:s text:c="4"/>durations: {4x1 cell}</text:p>
      <text:p text:style-name="P55"><text:s text:c="5"/>sequence: [1 2 3 4 2 4 1 3 1 4 3 2 1 2 3 4 2 4 3 1]</text:p>
      <text:p text:style-name="P55"><text:soft-page-break/><text:s text:c="8"/>names: {4x1 cell}</text:p>
      <text:p text:style-name="P55"/>
      <text:p text:style-name="P55">ScanLog.SPM.L<text:span text:style-name="T15">2</text:span> = </text:p>
      <text:p text:style-name="P55"/>
      <text:p text:style-name="P55"><text:s text:c="7"/>onsets: {<text:span text:style-name="T15">5</text:span>x1 cell}</text:p>
      <text:p text:style-name="P55"><text:s text:c="4"/>durations: {<text:span text:style-name="T15">5</text:span>x1 cell}</text:p>
      <text:p text:style-name="P55"><text:s text:c="5"/>sequence: [5 2 1 4 3 1 5 4 2 3 4 1 2 5 3 5 1 <text:span text:style-name="T15">3 2 4</text:span>]</text:p>
      <text:p text:style-name="P55"><text:s text:c="8"/>names: {<text:span text:style-name="T15">5</text:span>x1 cell}</text:p>
      <text:p text:style-name="P55"/>
      <text:p text:style-name="P55">ScanLog.SPM.L<text:span text:style-name="T15">3</text:span> = </text:p>
      <text:p text:style-name="P55"/>
      <text:p text:style-name="P55"><text:s text:c="7"/>onsets: {<text:span text:style-name="T15">2</text:span>x1 cell}</text:p>
      <text:p text:style-name="P55"><text:s text:c="4"/>durations: {<text:span text:style-name="T15">2</text:span>x1 cell}</text:p>
      <text:p text:style-name="P55"><text:s text:c="5"/>sequence: [<text:span text:style-name="T15">2 1 2 1 2 1 2 1 2 1 2 1 2 1 2 1 2 1 2 1</text:span>]</text:p>
      <text:p text:style-name="P55"><text:s text:c="8"/>names: {<text:span text:style-name="T15">2</text:span>x1 cell}</text:p>
      <text:p text:style-name="P20"><text:span text:style-name="T13">For each level there must be an </text:span><text:span text:style-name="Citation"><text:span text:style-name="T15">onsets,</text:span></text:span><text:span text:style-name="T13"> a </text:span><text:span text:style-name="Citation"><text:span text:style-name="T13">durations</text:span></text:span><text:span text:style-name="T13">, a </text:span><text:span text:style-name="Citation"><text:span text:style-name="T13">sequence</text:span></text:span><text:span text:style-name="T13"> and a </text:span><text:span text:style-name="Citation"><text:span text:style-name="T13">names</text:span></text:span><text:span text:style-name="T13"> field. Here the example for “L1”.</text:span></text:p>
      <text:p text:style-name="P20"><text:span text:style-name="T13">o</text:span><text:span text:style-name="Citation"><text:span text:style-name="T13">nsets</text:span></text:span><text:span text:style-name="T13"> is a cell array with one row per category:</text:span></text:p>
      <text:p text:style-name="Quotations">ScanLog.SPM.L1.onsets = <text:line-break/><text:line-break/> <text:s text:c="3"/>[1x5 double]</text:p>
      <text:p text:style-name="Quotations"><text:s text:c="4"/>[1x5 double]</text:p>
      <text:p text:style-name="Quotations"><text:s text:c="4"/>[1x5 double]</text:p>
      <text:p text:style-name="Quotations"><text:s text:c="4"/>[1x5 double]</text:p>
      <text:p text:style-name="P24">Each row contains the onsets, in seconds, of stimuli belonging to the corresponding category number:</text:p>
      <text:p text:style-name="Quotations">ScanLog.SPM.L1.onsets{1} =<text:line-break/><text:line-break/> <text:s text:c="8"/>0 <text:s/>174.6620 <text:s/>233.2810 <text:s/>350.0420 <text:s/>558.2360</text:p>
      <text:p text:style-name="P24">Same thing for <text:span text:style-name="Citation">durations</text:span>:</text:p>
      <text:p text:style-name="Quotations">ScanLog.SPM.L1.durations = <text:line-break/><text:line-break/> <text:s text:c="3"/>[1x5 double]</text:p>
      <text:p text:style-name="Quotations"><text:s text:c="4"/>[1x5 double]</text:p>
      <text:p text:style-name="Quotations"><text:s text:c="4"/>[1x5 double]</text:p>
      <text:p text:style-name="Quotations"><text:s text:c="4"/>[1x5 double]</text:p>
      <text:p text:style-name="Quotations"/>
      <text:p text:style-name="P56">ScanLog.SPM.L1.durations{1} =<text:line-break/><text:line-break/> <text:s text:c="2"/>27.1230 <text:s text:c="2"/>28.4410 <text:s text:c="2"/>29.8790 <text:s text:c="2"/>27.3040 <text:s text:c="2"/>30.2970</text:p>
      <text:p text:style-name="P25">The field <text:span text:style-name="Citation">sequence</text:span> corresponds to the category numbers as they were presented.</text:p>
      <text:p text:style-name="P23">Category names <text:span text:style-name="T16">are</text:span> ordered as the category numbers:</text:p>
      <text:p text:style-name="P56">ScanLog.<text:span text:style-name="T16">SPM</text:span>.L1.names = </text:p>
      <text:p text:style-name="P56"/>
      <text:p text:style-name="P56"><text:s text:c="4"/>'human'</text:p>
      <text:p text:style-name="P56"><text:s text:c="4"/>'macaque'</text:p>
      <text:p text:style-name="P56"><text:s text:c="4"/>'nonvocal'</text:p>
      <text:p text:style-name="P57"><text:s text:c="4"/>'silence</text:p>
      <text:h text:style-name="P86" text:outline-level="2"><text:bookmark-start text:name="__RefHeading___Toc177_2490259712"/>participants.tsv<text:bookmark-end text:name="__RefHeading___Toc177_2490259712"/></text:h>
      <text:p text:style-name="P26">A <text:span text:style-name="T18">file describing properties of participants, </text:span><text:span text:style-name="Citation"><text:span text:style-name="T18">participants.tsv</text:span></text:span><text:span text:style-name="T18">, must be placed at the root of the BIDS dataset:</text:span></text:p>
      <text:p text:style-name="Quotations"><text:soft-page-break/>my_dataset/</text:p>
      <text:p text:style-name="P61"><text:tab/>sourcedata/</text:p>
      <text:p text:style-name="P61"><text:tab/>sub-<text:span text:style-name="T8">Jane</text:span>/</text:p>
      <text:p text:style-name="P61"><text:tab/>sub-<text:span text:style-name="T8">John</text:span>/</text:p>
      <text:p text:style-name="P61"><text:tab/>sub-<text:span text:style-name="T18">Korak</text:span>/</text:p>
      <text:p text:style-name="P61"><text:tab/><text:span text:style-name="T20">participants.tsv</text:span></text:p>
      <text:p text:style-name="P61"><text:tab/><text:span text:style-name="T18">dataset_description.json</text:span></text:p>
      <text:p text:style-name="P27">This file has four compulsory column <text:span text:style-name="Citation">participant_id</text:span>, <text:span text:style-name="Citation">species</text:span>, <text:span text:style-name="Citation">name</text:span> and <text:span text:style-name="Citation">contrast_agent</text:span>. Each participant MUST be described by one and only one row.</text:p>
      <text:list xml:id="list1938354820" text:style-name="L2">
        <text:list-item>
          <text:p text:style-name="P28">The column <text:span text:style-name="Citation">participant_id</text:span> consists of <text:span text:style-name="Citation">sub-&lt;label&gt;</text:span>. <text:span text:style-name="T21">Note that </text:span><text:span text:style-name="Citation"><text:span text:style-name="T21">sub</text:span></text:span><text:span text:style-name="T21"> must be in lower case.</text:span></text:p>
        </text:list-item>
        <text:list-item>
          <text:p text:style-name="P28"><text:span text:style-name="T21">Values in the column </text:span><text:span text:style-name="Citation"><text:span text:style-name="T21">species</text:span></text:span><text:span text:style-name="T21"> must be </text:span><text:span text:style-name="Citation"><text:span text:style-name="T21">human</text:span></text:span><text:span text:style-name="T21">, </text:span><text:span text:style-name="Citation"><text:span text:style-name="T21">macaque</text:span></text:span><text:span text:style-name="T21"> or </text:span><text:span text:style-name="Citation"><text:span text:style-name="T21">marmoset</text:span></text:span><text:span text:style-name="T21">.</text:span></text:p>
        </text:list-item>
        <text:list-item>
          <text:p text:style-name="P28"><text:span text:style-name="T21">Values in the column </text:span><text:span text:style-name="Citation"><text:span text:style-name="T21">contrast_agent </text:span></text:span><text:span text:style-name="T21">must be </text:span><text:span text:style-name="Citation"><text:span text:style-name="T21">none</text:span></text:span><text:span text:style-name="T21"> or </text:span><text:span text:style-name="Citation"><text:span text:style-name="T21">MION</text:span></text:span><text:span text:style-name="T21">.</text:span></text:p>
        </text:list-item>
      </text:list>
      <text:p text:style-name="P29">Here is an example of a <text:span text:style-name="Citation">participants.tsv</text:span> file:</text:p>
      <text:p text:style-name="P60">participant_id age sex species <text:s/>name <text:s text:c="2"/>contrast_agent realign_name <text:s text:c="3"/>results_name <text:s text:c="2"/>results_sub_folder</text:p>
      <text:p text:style-name="P58">sub-John <text:s text:c="6"/>22 <text:s text:c="2"/>M <text:s/>human <text:s text:c="3"/>John <text:s text:c="6"/>none <text:s text:c="6"/><text:span text:style-name="T36">spm_realign</text:span> <text:s text:c="4"/>GLM_denoise <text:s text:c="3"/>none</text:p>
      <text:p text:style-name="P59">sub-Jane <text:s text:c="6"/>25 <text:s text:c="2"/>F <text:s/>human <text:s text:c="3"/>Jane <text:s text:c="6"/>none <text:s text:c="6"/><text:span text:style-name="T36">spm_realign</text:span> <text:s text:c="4"/>GLM_denoise <text:s text:c="3"/>none</text:p>
      <text:p text:style-name="P58">sub-Korak <text:s text:c="6"/>8 <text:s text:c="2"/>M <text:s/>macaque <text:s/>Korak <text:s text:c="5"/>MION <text:s text:c="6"/>FSL_<text:span text:style-name="T17">ants</text:span> <text:s text:c="7"/>7WM_4CSF_0mvt <text:s/>MC28</text:p>
      <text:p text:style-name="P5">Columns <text:span text:style-name="Citation">realign_name</text:span>, <text:span text:style-name="Citation">results_name</text:span> and <text:span text:style-name="Citation">results_sub_folder</text:span> are compulsory only when performing a <text:span text:style-name="T22">second-level group</text:span> analysis.</text:p>
      <text:h text:style-name="Heading_20_2" text:outline-level="2"><text:bookmark-start text:name="__RefHeading___Toc1091_2490259712"/>dataset_description.json<text:bookmark-end text:name="__RefHeading___Toc1091_2490259712"/></text:h>
      <text:p text:style-name="P32">The json file dataset_description.json, must be present at the root of the BIDS dataset:</text:p>
      <text:p text:style-name="P64">my_dataset/</text:p>
      <text:p text:style-name="P64"><text:tab/>sourcedata/</text:p>
      <text:p text:style-name="P64"><text:tab/>sub-<text:span text:style-name="T8">Jane</text:span>/</text:p>
      <text:p text:style-name="P64"><text:tab/>sub-<text:span text:style-name="T8">John</text:span>/</text:p>
      <text:p text:style-name="P64"><text:tab/>sub-<text:span text:style-name="T18">Korak</text:span>/</text:p>
      <text:p text:style-name="P64"><text:tab/><text:span text:style-name="T24">participants.tsv</text:span></text:p>
      <text:p text:style-name="P62"><text:tab/><text:span text:style-name="T20">dataset_description.json</text:span></text:p>
      <text:p text:style-name="P32">This file is usually provided by the MRI center that acquired the data. If not, a simple json file specifying the name of the dataset will be enough:</text:p>
      <text:p text:style-name="Quotations">{</text:p>
      <text:p text:style-name="Quotations"><text:s text:c="4"/>"Name": "Primavoice human &amp; macaque dataset",</text:p>
      <text:p text:style-name="Quotations"><text:s text:c="4"/>"BIDSVersion": <text:s/>"1.0.1"</text:p>
      <text:p text:style-name="Quotations">}</text:p>
      <text:h text:style-name="P88" text:outline-level="2"><text:bookmark-start text:name="__RefHeading___Toc1093_2490259712"/>Dataset <text:span text:style-name="T38">tree structure</text:span><text:bookmark-end text:name="__RefHeading___Toc1093_2490259712"/></text:h>
      <text:p text:style-name="P33">The dataset must follow the BIDS format and MUST have a session (<text:span text:style-name="Citation">ses-&lt;label&gt;</text:span>) folder level for each subject, <text:span text:style-name="T19">even those who took part in only one session</text:span>. <text:span text:style-name="T27">Here’s an example dataset, in which </text:span><text:span text:style-name="Citation"><text:span text:style-name="T27">scan logs</text:span></text:span><text:span text:style-name="T27">, </text:span><text:span text:style-name="Citation"><text:span text:style-name="T27">func</text:span></text:span><text:span text:style-name="T27"> and </text:span><text:span text:style-name="Citation"><text:span text:style-name="T27">anat</text:span></text:span><text:span text:style-name="T27"> data are shown for </text:span><text:span text:style-name="Citation"><text:span text:style-name="T27">sub-John</text:span></text:span><text:span text:style-name="T27">.</text:span></text:p>
      <text:p text:style-name="P65">my_dataset/</text:p>
      <text:p text:style-name="P65"><text:tab/>sourcedata/</text:p>
      <text:p text:style-name="P66"><text:tab/><text:tab/>sub-<text:span text:style-name="T8">Jane</text:span>/</text:p>
      <text:p text:style-name="P65"><text:tab/><text:tab/>sub-<text:span text:style-name="T8">John</text:span>/</text:p>
      <text:p text:style-name="P65"><text:tab/><text:tab/><text:tab/>ses-<text:span text:style-name="T6">01</text:span>/</text:p>
      <text:p text:style-name="P65"><text:tab/><text:tab/><text:tab/><text:tab/>func/</text:p>
      <text:p text:style-name="P65"><text:tab/><text:tab/><text:tab/><text:tab/><text:tab/>sub-<text:span text:style-name="T8">John</text:span>_ses-<text:span text:style-name="T6">01</text:span>_task-BlocLocalizer_run-<text:span text:style-name="T6">0</text:span>1_<text:span text:style-name="T6">ScanLog</text:span>.<text:span text:style-name="T6">mat</text:span></text:p>
      <text:p text:style-name="P65"><text:tab/><text:tab/><text:tab/><text:tab/><text:tab/>sub-<text:span text:style-name="T8">John</text:span>_ses-<text:span text:style-name="T6">01</text:span>_task-BlocLocalizer_run-<text:span text:style-name="T6">02</text:span>_<text:span text:style-name="T6">ScanLog</text:span>.<text:span text:style-name="T6">mat</text:span></text:p>
      <text:p text:style-name="P66"><text:soft-page-break/><text:tab/><text:tab/>sub-<text:span text:style-name="T27">Korak</text:span>/</text:p>
      <text:p text:style-name="P65"><text:tab/>sub-<text:span text:style-name="T8">Jane</text:span>/</text:p>
      <text:p text:style-name="P65"><text:tab/>sub-<text:span text:style-name="T8">John</text:span>/</text:p>
      <text:p text:style-name="P66"><text:tab/><text:tab/>ses-<text:span text:style-name="T6">01</text:span>/</text:p>
      <text:p text:style-name="P66"><text:tab/><text:tab/><text:tab/><text:span text:style-name="T26">anat/</text:span></text:p>
      <text:p text:style-name="P66"><text:tab/><text:tab/><text:tab/><text:tab/>sub-<text:span text:style-name="T27">John</text:span>_ses-01_T1w.json</text:p>
      <text:p text:style-name="P66"><text:tab/><text:tab/><text:tab/><text:tab/>sub-<text:span text:style-name="T27">John</text:span>_ses-01_T1w.<text:span text:style-name="T27">nii.gz</text:span></text:p>
      <text:p text:style-name="P66"><text:tab/><text:tab/><text:tab/><text:tab/>sub-<text:span text:style-name="T27">John</text:span>_ses-01_T<text:span text:style-name="T27">2</text:span>w.json</text:p>
      <text:p text:style-name="P66"><text:tab/><text:tab/><text:tab/><text:tab/>sub-<text:span text:style-name="T27">John</text:span>_ses-01_T<text:span text:style-name="T27">2</text:span>w.<text:span text:style-name="T27">nii.gz</text:span></text:p>
      <text:p text:style-name="P66"><text:tab/><text:tab/><text:tab/><text:span text:style-name="T27">dwi/</text:span></text:p>
      <text:p text:style-name="P66"><text:tab/><text:tab/><text:tab/><text:span text:style-name="T27">fmap/</text:span></text:p>
      <text:p text:style-name="P66"><text:tab/><text:tab/><text:tab/>func/</text:p>
      <text:p text:style-name="P66"><text:tab/><text:tab/><text:tab/><text:tab/>sub-<text:span text:style-name="T8">John</text:span>_ses-<text:span text:style-name="T6">01</text:span>_task-BlocLocalizer_run-<text:span text:style-name="T6">0</text:span>1_<text:span text:style-name="T26">bold.json</text:span></text:p>
      <text:p text:style-name="P66"><text:tab/><text:tab/><text:tab/><text:tab/>sub-<text:span text:style-name="T8">John</text:span>_ses-<text:span text:style-name="T6">01</text:span>_task-BlocLocalizer_run-<text:span text:style-name="T6">0</text:span>1_<text:span text:style-name="T26">bold.nii.gz</text:span></text:p>
      <text:p text:style-name="P66"><text:tab/><text:tab/><text:tab/><text:tab/>sub-<text:span text:style-name="T8">John</text:span>_ses-<text:span text:style-name="T6">01</text:span>_task-BlocLocalizer_run-<text:span text:style-name="T6">02</text:span>_<text:span text:style-name="T26">bold.json</text:span></text:p>
      <text:p text:style-name="P65"><text:tab/><text:tab/><text:tab/><text:tab/>sub-<text:span text:style-name="T8">John</text:span>_ses-<text:span text:style-name="T6">01</text:span>_task-BlocLocalizer_run-<text:span text:style-name="T6">02</text:span>_<text:span text:style-name="T26">bold.nii.gz</text:span></text:p>
      <text:p text:style-name="P65"><text:tab/>sub-<text:span text:style-name="T18">Korak</text:span>/</text:p>
      <text:p text:style-name="P65"><text:tab/><text:span text:style-name="T24">participants.tsv</text:span></text:p>
      <text:p text:style-name="P63"><text:tab/><text:span text:style-name="T24">dataset_description.json</text:span></text:p>
      <text:h text:style-name="P89" text:outline-level="2"><text:bookmark-start text:name="__RefHeading___Toc1403_2490259712"/>Pipeline tree structure<text:bookmark-end text:name="__RefHeading___Toc1403_2490259712"/></text:h>
      <text:p text:style-name="P37">T<text:span text:style-name="T42">o</text:span> run the pipeline, the current Matlab directory must be the pipeline toolbox root directory (<text:span text:style-name="Citation">Pipeline3</text:span>). <text:span text:style-name="T43">Some files must be present i</text:span>n this root directory: the parameters file(s), <text:span text:style-name="Citation">RunScript.m</text:span> and optionally the second level parameters file(s).</text:p>
      <text:p text:style-name="P38">The<text:span text:style-name="T43">re is</text:span> on<text:span text:style-name="T43">e</text:span> folder in the root directory, the <text:span text:style-name="Citation">functions</text:span> <text:span text:style-name="T43">f</text:span>older. <text:span text:style-name="T41">It will never be needed to browse into this folder, but here’s its content:</text:span> every function that can be run directly after executing a parameters file <text:span text:style-name="T41">lie into this folder ; next to these functions are several folders containing, bash scripts, other matlab toolboxes, sub-functions…</text:span></text:p>
      <text:p text:style-name="P39">The important thing to remember is that the parameters file(s) and <text:span text:style-name="Citation"><text:span text:style-name="T40">RunScript.m</text:span></text:span> must be at the root of the pipeline tree structure:</text:p>
      <text:p text:style-name="P69"><text:span text:style-name="T38">Pipeline3</text:span>/</text:p>
      <text:p text:style-name="P69"><text:tab/><text:span text:style-name="T39">functions</text:span>/</text:p>
      <text:p text:style-name="P69"><text:tab/><text:tab/><text:span text:style-name="T39">bash</text:span>/</text:p>
      <text:p text:style-name="P69"><text:tab/><text:tab/>c3d-1.1.0-Linux-gcc64/</text:p>
      <text:p text:style-name="P69"><text:tab/><text:tab/>...</text:p>
      <text:p text:style-name="P69"><text:tab/><text:tab/><text:span text:style-name="T39">subfunctions/</text:span></text:p>
      <text:p text:style-name="P69"><text:tab/><text:tab/>brain_RDMs.m</text:p>
      <text:p text:style-name="P69"><text:tab/><text:tab/>brain_segmentation.m</text:p>
      <text:p text:style-name="P69"><text:tab/><text:tab/>...</text:p>
      <text:p text:style-name="P69"><text:tab/><text:span text:style-name="T39">parameters_Jane.m</text:span></text:p>
      <text:p text:style-name="P70"><text:tab/><text:span text:style-name="T39">parameters_John.m</text:span></text:p>
      <text:p text:style-name="P70"><text:tab/><text:span text:style-name="T39">parameters_Korak.m</text:span></text:p>
      <text:p text:style-name="P70"><text:tab/><text:span text:style-name="T39">RunScript.m</text:span></text:p>
      <text:p text:style-name="P70"><text:tab/><text:span text:style-name="T39">second_level_parameters_human.m</text:span></text:p>
      <text:h text:style-name="Heading_20_2" text:outline-level="2"><text:bookmark-start text:name="__RefHeading___Toc1095_2490259712"/>The parameters file<text:bookmark-end text:name="__RefHeading___Toc1095_2490259712"/></text:h>
      <text:p text:style-name="P34">The parameters file <text:span text:style-name="T37">is a script in which </text:span>all the analysis parameters for one subject <text:span text:style-name="T37">are specified</text:span>. <text:span text:style-name="T37">The common usage is to (edit &amp;) run this script before any other operation.</text:span></text:p>
      <text:p text:style-name="P36">Start from an existing parameters file and edit it.</text:p>
      <text:p text:style-name="P34">The first line of the parameters file m<text:span text:style-name="T29">ust be unchanged:</text:span></text:p>
      <text:p text:style-name="P82">clearvars('-except','script_id','recipient','HN','run_index','max_rank','this_params_file');</text:p>
      <text:p text:style-name="Text_20_body"><text:soft-page-break/>The last lines must be these ones:</text:p>
      <text:p text:style-name="P67">%% SCRIPT (do not modify)</text:p>
      <text:p text:style-name="Quotations">addpath(genpath(fileparts(which('RunScript.m'))))</text:p>
      <text:p text:style-name="Quotations">Pstack = dbstack;</text:p>
      <text:p text:style-name="Quotations">set_parameters</text:p>
      <text:p text:style-name="P35">Every other line can be edited.</text:p>
      <text:p text:style-name="P35"><text:span text:style-name="T44">Basic parameters are found in the</text:span> first section, <text:span text:style-name="T44">called</text:span> “<text:span text:style-name="T44">P</text:span>ath<text:span text:style-name="T44">s”</text:span>:</text:p>
      <text:p text:style-name="Quotations">%% Paths</text:p>
      <text:p text:style-name="Quotations">paths.dataset = '/hpc/<text:span text:style-name="T29">team</text:span>/<text:span text:style-name="T29">my_dataset</text:span>'; <text:span text:style-name="T30">% Directory where the data are (general BIDS folder containing all subjects)</text:span></text:p>
      <text:p text:style-name="Quotations">paths.subject = '<text:span text:style-name="T29">John</text:span>'; <text:span text:style-name="T30">% the subject you want to analyze (eg. if the folder containing the subject data is called 'sub-</text:span><text:span text:style-name="T31">Jim</text:span><text:span text:style-name="T30">', omit the prefix 'sub-' and leave only '</text:span><text:span text:style-name="T31">Jim</text:span><text:span text:style-name="T30">')</text:span></text:p>
      <text:p text:style-name="P49">FSL and ANTS paths also need to be specified:</text:p>
      <text:p text:style-name="P67">% FSL &amp; ANTS paths</text:p>
      <text:p text:style-name="Quotations">paths.FSL_prefix = 'fsl5.0-'; <text:span text:style-name="T30">% prefix to call FSL tools by the system (eg. on frioul, to call 'flirt' you have to type 'fsl5.0-flirt', so the prefix is 'fsl5.0-'). Leave '' if no prefix is needed</text:span></text:p>
      <text:p text:style-name="Quotations">paths.ANTS_path = '/hpc/soft/ANTS/antsbin/bin'; <text:span text:style-name="T30">% path to ANTS binaries</text:span></text:p>
      <text:p text:style-name="Quotations">paths.ANTS_scripts = '/hpc/soft/ANTS/ANTs/Scripts'; <text:span text:style-name="T30">% path to ANTS scripts</text:span></text:p>
      <text:p text:style-name="P40">Every other parameter will be described in the next sections.</text:p>
      <text:h text:style-name="P90" text:outline-level="2"><text:bookmark-start text:name="__RefHeading___Toc1405_2490259712"/>Main functions<text:bookmark-end text:name="__RefHeading___Toc1405_2490259712"/></text:h>
      <text:p text:style-name="P40">Here is a list of the main <text:span text:style-name="T45">&amp; secondary</text:span> functions that can be called directly after running a parameter<text:span text:style-name="T46">s</text:span> file (some function need to be executed be<text:span text:style-name="T46">fore</text:span> the others):</text:p>
      <text:p text:style-name="P74">Main functions:</text:p>
      <text:p text:style-name="P71"><text:tab/>brain_segmentation.m <text:span text:style-name="T30">% </text:span><text:span text:style-name="T33">B</text:span><text:span text:style-name="T32">rain segmentation &amp; template registration</text:span></text:p>
      <text:p text:style-name="P71"><text:tab/>realign_runs_FSL.m <text:span text:style-name="T30">% </text:span><text:span text:style-name="T32">Motion correction &amp; inter-run registration</text:span></text:p>
      <text:p text:style-name="P72"><text:tab/>realign_runs_SPM.m <text:span text:style-name="T30">% </text:span><text:span text:style-name="T32">Motion correction &amp; inter-run registration</text:span></text:p>
      <text:p text:style-name="P71"><text:tab/>smooth_runs.m <text:span text:style-name="T30">% </text:span><text:span text:style-name="T32">Spatial smoothing</text:span></text:p>
      <text:p text:style-name="P72"><text:tab/>coregister_func2anat.m <text:span text:style-name="T30">% </text:span><text:span text:style-name="T32">Coregistration of functional to anat &amp; template</text:span></text:p>
      <text:p text:style-name="P72"><text:tab/>run_GLM.m <text:span text:style-name="T30">% </text:span><text:span text:style-name="T32">GLM</text:span></text:p>
      <text:p text:style-name="P74">Secondary functions:</text:p>
      <text:p text:style-name="P72"><text:tab/>pref_maps.m <text:span text:style-name="T30">% </text:span><text:span text:style-name="T32">Preference maps for each stimulus category</text:span></text:p>
      <text:p text:style-name="P75"><text:tab/>cross_validate.m <text:span text:style-name="T30">% </text:span><text:span text:style-name="T33">C</text:span><text:span text:style-name="T30">ross-validation of t-maps &amp; preference maps</text:span></text:p>
      <text:p text:style-name="P72"><text:tab/>run_GLM_by_trial.m <text:span text:style-name="T30">% </text:span><text:span text:style-name="T32">GLM, stat maps computed for each trial</text:span></text:p>
      <text:p text:style-name="P75"><text:tab/>run_second_level.m <text:span text:style-name="T30">% </text:span><text:span text:style-name="T33">Second level group GLM</text:span></text:p>
      <text:p text:style-name="P75"><text:tab/>launch_jackknife.m <text:span text:style-name="T30">% </text:span><text:span text:style-name="T33">Jackknife selection of runs by auditory activation</text:span></text:p>
      <text:p text:style-name="P72"><text:tab/>compute_all_T2s.m <text:span text:style-name="T30">% </text:span><text:span text:style-name="T33">T2* maps computation</text:span></text:p>
      <text:p text:style-name="P72"><text:tab/>plot_all_T2s.m <text:span text:style-name="T30">% </text:span><text:span text:style-name="T33">Plot T2* values</text:span></text:p>
      <text:p text:style-name="Quotations"><text:tab/>rank_runs_by_jackknife.m <text:span text:style-name="T30">% </text:span><text:span text:style-name="T33">Rank runs by auditory activation</text:span></text:p>
      <text:p text:style-name="Quotations"><text:tab/>rank_runs_by_motion.m <text:span text:style-name="T30">% </text:span><text:span text:style-name="T33">Rank runs by motion of the head</text:span></text:p>
      <text:p text:style-name="P76"><text:tab/>rank_runs_by_R2s.m <text:span text:style-name="T30">% </text:span><text:span text:style-name="T33">Rank runs by R2* values</text:span></text:p>
      <text:p text:style-name="P76"><text:tab/>rank_runs_by_mean_rank.m <text:span text:style-name="T30">% </text:span><text:span text:style-name="T33">Compute a mean of different ranks</text:span></text:p>
      <text:p text:style-name="P72"><text:tab/>brain_RDMs.m<text:span text:style-name="T25"> </text:span><text:span text:style-name="T34">% </text:span><text:span text:style-name="T35">Compute brain RDMs</text:span></text:p>
      <text:p text:style-name="P75"><text:tab/>plot_brain_RDMs.m <text:span text:style-name="T30">% </text:span><text:span text:style-name="T33">Plot brain RDMs</text:span></text:p>
      <text:p text:style-name="P75"><text:tab/>plot_mean_brain_RDMs.m <text:span text:style-name="T30">% </text:span><text:span text:style-name="T33">Plot brain RDMs for several subjects</text:span></text:p>
      <text:p text:style-name="P72"><text:tab/>plot_hrf.m <text:span text:style-name="T30">% </text:span><text:span text:style-name="T33">Plot the HRF that the GLM will use</text:span></text:p>
      <text:h text:style-name="P3" text:outline-level="1"><text:bookmark-start text:name="__RefHeading___Toc1407_2490259712"/>Brain segmentation<text:bookmark-end text:name="__RefHeading___Toc1407_2490259712"/></text:h>
      <text:p text:style-name="P41">Brain segmentation and template registration are performed by running <text:span text:style-name="Citation">brain_segmentation</text:span>. This operation must be done before any other operation. <text:span text:style-name="T47">Next is a description of the parameters, from the parameters file, that will affect how brain segmentation is done.</text:span></text:p>
      <text:h text:style-name="P91" text:outline-level="2"><text:bookmark-start text:name="__RefHeading___Toc1409_2490259712"/>Anatomical files<text:bookmark-end text:name="__RefHeading___Toc1409_2490259712"/></text:h>
      <text:p text:style-name="P42">To perform the brain segmentation a main (T1w or mp2rage) anatomical scan must be specified. A T2w scan is optional. In the parameters file:</text:p>
      <text:p text:style-name="P67">% Main anatomic file(s)</text:p>
      <text:p text:style-name="Quotations">paths.main_anat_suffix = 'T1w'; <text:span text:style-name="T30">% Suffix of the main structural scan (last part of the anat scan filename [eg. 'T1w'])</text:span></text:p>
      <text:p text:style-name="Quotations">paths.main_anat_session = 1; <text:span text:style-name="T30">% Session at which the main structural scan was acquired.</text:span></text:p>
      <text:p text:style-name="Quotations">paths.T2_anat_suffix = 'T2w'; <text:span text:style-name="T30">% Suffix of the T2 structural scan (comment line if no T2 available)</text:span></text:p>
      <text:p text:style-name="Quotations">paths.T2_anat_session = 1; <text:span text:style-name="T30">% Session at which the T2w structural scan was acquired.</text:span></text:p>
      <text:p text:style-name="P42">The above parameters will correctly identify the anatomical files for participant <text:span text:style-name="Citation">John</text:span>:</text:p>
      <text:p text:style-name="P79">my_dataset/</text:p>
      <text:p text:style-name="P79"><text:tab/>sub-<text:span text:style-name="T8">John</text:span>/</text:p>
      <text:p text:style-name="P79"><text:tab/><text:tab/>ses-<text:span text:style-name="T6">01</text:span>/</text:p>
      <text:p text:style-name="P79"><text:tab/><text:tab/><text:tab/><text:span text:style-name="T26">anat/</text:span></text:p>
      <text:p text:style-name="P79"><text:tab/><text:tab/><text:tab/><text:tab/>sub-<text:span text:style-name="T27">John</text:span>_ses-01_T1w.json</text:p>
      <text:p text:style-name="P79"><text:tab/><text:tab/><text:tab/><text:tab/>sub-<text:span text:style-name="T27">John</text:span>_ses-01_T1w.<text:span text:style-name="T27">nii.gz</text:span></text:p>
      <text:p text:style-name="P79"><text:tab/><text:tab/><text:tab/><text:tab/>sub-<text:span text:style-name="T27">John</text:span>_ses-01_T<text:span text:style-name="T27">2</text:span>w.json</text:p>
      <text:p text:style-name="P77"><text:tab/><text:tab/><text:tab/><text:tab/>sub-<text:span text:style-name="T27">John</text:span>_ses-01_T<text:span text:style-name="T27">2</text:span>w.<text:span text:style-name="T27">nii.gz</text:span></text:p>
      <text:p text:style-name="P42">Note that it is possible to perform brain segmentation on several anatomical files. <text:span text:style-name="T48">If for instance a mp2rage was acquired at session 2 for John (</text:span><text:span text:style-name="Citation"><text:span text:style-name="T48">sub-John_ses-02_mp2rageT1w.nii.gz</text:span></text:span><text:span text:style-name="T48">), changing the parameters to the following will allow to perform a brain segmentation on this mp2rage scan:</text:span></text:p>
      <text:p text:style-name="P68">% Main anatomic file(s)</text:p>
      <text:p text:style-name="P80">paths.main_anat_suffix = '<text:span text:style-name="T48">mp2rageT1w</text:span>'; <text:span text:style-name="T30">% Suffix of the main structural scan (last part of the anat scan filename [eg. 'T1w'])</text:span></text:p>
      <text:p text:style-name="P80">paths.main_anat_session = <text:span text:style-name="T48">2</text:span>; <text:span text:style-name="T30">% Session at which the main structural scan was acquired.</text:span></text:p>
      <text:p text:style-name="P80">paths.T2_anat_suffix = 'T2w'; <text:span text:style-name="T30">% Suffix of the T2 structural scan (comment line if no T2 available)</text:span></text:p>
      <text:p text:style-name="P78">paths.T2_anat_session = 1; <text:span text:style-name="T30">% Session at which the T2w structural scan was acquired.</text:span></text:p>
      <text:h text:style-name="P91" text:outline-level="2"><text:bookmark-start text:name="__RefHeading___Toc1411_2490259712"/>Template<text:bookmark-end text:name="__RefHeading___Toc1411_2490259712"/></text:h>
      <text:p text:style-name="P46">A brain template, with tissue probability maps and a skull-stripped volume, is needed for the brain segmentation.</text:p>
      <text:p text:style-name="P67">% Segmentation template</text:p>
      <text:p text:style-name="Quotations">paths.templates = '/hpc/<text:span text:style-name="T49">team</text:span>/Primavoice_Data_and_Analysis/templates'; <text:span text:style-name="T30">% folder where templates are stored</text:span></text:p>
      <text:p text:style-name="Quotations">paths.template_name = 'MNI152'; <text:span text:style-name="T30">% Template that will be used during the segmentation process. Name should match a 'case' in the switch found in functions/templates.m. Edit file functions/templates.m to add a new template</text:span></text:p>
      <text:h text:style-name="P94" text:outline-level="3"><text:bookmark-start text:name="__RefHeading___Toc1413_2490259712"/><text:soft-page-break/>Template folder<text:bookmark-end text:name="__RefHeading___Toc1413_2490259712"/></text:h>
      <text:p text:style-name="P46">In the templates folder, specified in paths.templates, there must be one folder per template:</text:p>
      <text:p text:style-name="P81">templates/</text:p>
      <text:p text:style-name="P81"><text:tab/>NMT_v1.2/</text:p>
      <text:p text:style-name="P81"><text:tab/><text:tab/>NMT.nii.gz</text:p>
      <text:p text:style-name="P81"><text:tab/><text:tab/>NMT_SS.nii.gz</text:p>
      <text:p text:style-name="P81"><text:tab/><text:tab/><text:span text:style-name="T50">masks/</text:span></text:p>
      <text:p text:style-name="P81"><text:tab/><text:tab/><text:tab/>probabilisitic_segmentation_masks/</text:p>
      <text:p text:style-name="P81"><text:tab/><text:tab/><text:tab/><text:tab/>NMT_segmentation_CSF.nii.gz</text:p>
      <text:p text:style-name="P81"><text:tab/><text:tab/><text:tab/><text:tab/>NMT_segmentation_GM.nii.gz</text:p>
      <text:p text:style-name="P81"><text:tab/><text:tab/><text:tab/><text:tab/>NMT_segmentation_WM.nii.gz</text:p>
      <text:p text:style-name="Quotations"><text:tab/>mni_icbm152_nlin_asym_09c/</text:p>
      <text:p text:style-name="Quotations"><text:tab/><text:tab/>mni_icbm152_csf_tal_nlin_asym_09c.nii.gz</text:p>
      <text:p text:style-name="Quotations"><text:tab/><text:tab/>mni_icbm152_gm_tal_nlin_asym_09c.nii.gz</text:p>
      <text:p text:style-name="Quotations"><text:tab/><text:tab/>mni_icbm152_pd_tal_nlin_asym_09c.nii.gz</text:p>
      <text:p text:style-name="Quotations"><text:tab/><text:tab/>mni_icbm152_t1_tal_nlin_asym_09c.nii.gz</text:p>
      <text:p text:style-name="Quotations"><text:tab/><text:tab/>mni_icbm152_t1_tal_nlin_asym_09c_brain.nii.gz</text:p>
      <text:h text:style-name="P94" text:outline-level="3"><text:bookmark-start text:name="__RefHeading___Toc1415_2490259712"/>Template selection<text:bookmark-end text:name="__RefHeading___Toc1415_2490259712"/></text:h>
      <text:p text:style-name="P47">To select a template you must fill <text:span text:style-name="Citation">paths.template_name</text:span>. The template name must match a '<text:span text:style-name="Citation">case</text:span>' in the switch found in <text:span text:style-name="Citation">Pipeline3/functions/templates.m</text:span>. <text:span text:style-name="T51">Here is how </text:span><text:span text:style-name="Citation"><text:span text:style-name="T51">templates.m</text:span></text:span><text:span text:style-name="T51"> shoud look like:</text:span></text:p>
      <text:p text:style-name="P67">% All templates should be in the paths.templates folder</text:p>
      <text:p text:style-name="P67">% To add a new template, create a new case in the switch and copy the lines of an existent template and edit the paths</text:p>
      <text:p text:style-name="Quotations"/>
      <text:p text:style-name="Quotations"/>
      <text:p text:style-name="Quotations"><text:span text:style-name="T19">switch</text:span> paths.template_name</text:p>
      <text:p text:style-name="Quotations"><text:s text:c="4"/><text:span text:style-name="T19">case</text:span> 'inia19'</text:p>
      <text:p text:style-name="Quotations"><text:s text:c="8"/>paths.template = fullfile(paths.templates,'inia19'); % change the last argument to match with the folder containing the template</text:p>
      <text:p text:style-name="Quotations"><text:s text:c="8"/>paths.template_brain = fullfile(paths.template,'inia19-t1-brain.nii.gz');</text:p>
      <text:p text:style-name="Quotations"><text:s text:c="8"/>paths.template_brain_mask = fullfile(paths.template,'inia19-brainmask.nii.gz');</text:p>
      <text:p text:style-name="Quotations"><text:s text:c="8"/>paths.template_head = fullfile(paths.template,'inia19-t1.nii.gz');</text:p>
      <text:p text:style-name="Quotations"><text:s text:c="8"/>paths.template_tissue.grey = fullfile(paths.template,'inia19-prob_1.nii.gz');</text:p>
      <text:p text:style-name="Quotations"><text:s text:c="8"/>paths.template_tissue.white = fullfile(paths.template,'inia19-prob_2.nii.gz');</text:p>
      <text:p text:style-name="Quotations"><text:s text:c="8"/>paths.template_tissue.csf = fullfile(paths.template,'inia19-prob_0.nii.gz');</text:p>
      <text:p text:style-name="Quotations"><text:s text:c="8"/></text:p>
      <text:p text:style-name="Quotations"><text:s text:c="4"/><text:span text:style-name="T19">case</text:span> 'NMT'</text:p>
      <text:p text:style-name="Quotations"><text:s text:c="8"/>paths.template = fullfile(paths.templates,'NMT_v1.2');</text:p>
      <text:p text:style-name="Quotations"><text:s text:c="8"/>paths.template_brain = fullfile(paths.template,'NMT_SS.nii.gz');</text:p>
      <text:p text:style-name="Quotations"><text:s text:c="8"/>paths.template_brain_mask = fullfile(paths.template,'masks','anatomical_masks','NMT_brainmask.nii.gz');</text:p>
      <text:p text:style-name="Quotations"><text:s text:c="8"/>paths.template_head = fullfile(paths.template,'NMT.nii.gz');</text:p>
      <text:p text:style-name="Quotations"><text:s text:c="8"/>paths.template_tissue.grey = fullfile(paths.template,'masks','probabilisitic_segmentation_masks','NMT_segmentation_GM.nii.gz');</text:p>
      <text:p text:style-name="Quotations"><text:s text:c="8"/>paths.template_tissue.white = fullfile(paths.template,'masks','probabilisitic_segmentation_masks','NMT_segmentation_WM.nii.gz');</text:p>
      <text:p text:style-name="Quotations"><text:s text:c="8"/>paths.template_tissue.csf = fullfile(paths.template,'masks','probabilisitic_segmentation_masks','NMT_segmentation_CSF.nii.gz');</text:p>
      <text:p text:style-name="Quotations"><text:s text:c="8"/></text:p>
      <text:p text:style-name="Quotations"><text:s text:c="4"/><text:span text:style-name="T19">case</text:span> 'BSI-NI'</text:p>
      <text:p text:style-name="Quotations"><text:s text:c="8"/>paths.template = fullfile(paths.templates,'The_Marmoset_MRI_Standard_Brain');</text:p>
      <text:p text:style-name="Quotations"><text:soft-page-break/><text:s text:c="8"/>paths.template_brain = fullfile(paths.template,'Template_T1_brain.nii.gz');</text:p>
      <text:p text:style-name="Quotations"><text:s text:c="8"/>paths.template_head = fullfile(paths.template,'Template_T1_head.nii.gz');</text:p>
      <text:p text:style-name="Quotations"><text:s text:c="8"/>paths.template_tissue.grey = fullfile(paths.template,'grey.nii.gz');</text:p>
      <text:p text:style-name="Quotations"><text:s text:c="8"/>paths.template_tissue.white = fullfile(paths.template,'white.nii.gz');</text:p>
      <text:p text:style-name="Quotations"><text:s text:c="8"/>paths.template_tissue.csf = fullfile(paths.template,'csf.nii.gz');</text:p>
      <text:p text:style-name="Quotations"/>
      <text:p text:style-name="Quotations"><text:s text:c="4"/><text:span text:style-name="T19">case</text:span> 'MNI152'</text:p>
      <text:p text:style-name="Quotations"><text:s text:c="8"/>paths.template = fullfile(paths.templates,'mni_icbm152_nlin_asym_09c');</text:p>
      <text:p text:style-name="Quotations"><text:s text:c="8"/>paths.template_brain = fullfile(paths.template,'mni_icbm152_t1_tal_nlin_asym_09c_brain.nii.gz');</text:p>
      <text:p text:style-name="Quotations"><text:s text:c="8"/>paths.template_head = fullfile(paths.template,'mni_icbm152_t1_tal_nlin_asym_09c.nii.gz');</text:p>
      <text:p text:style-name="Quotations"><text:s text:c="8"/>paths.template_tissue.grey = fullfile(paths.template,'mni_icbm152_gm_tal_nlin_asym_09c.nii.gz');</text:p>
      <text:p text:style-name="Quotations"><text:s text:c="8"/>paths.template_tissue.white = fullfile(paths.template,'mni_icbm152_wm_tal_nlin_asym_09c.nii.gz');</text:p>
      <text:p text:style-name="Quotations"><text:s text:c="8"/>paths.template_tissue.csf = fullfile(paths.template,'mni_icbm152_csf_tal_nlin_asym_09c.nii.gz');</text:p>
      <text:p text:style-name="Quotations"/>
      <text:p text:style-name="Quotations"><text:s text:c="4"/>otherwise</text:p>
      <text:p text:style-name="Quotations"><text:s text:c="8"/>error('Template ''%s'' is not available.\nModify your parameters file.',paths.template_name)</text:p>
      <text:p text:style-name="P73">end</text:p>
      <text:p text:style-name="P48">You can edit this file if you want to add / modify a template.</text:p>
      <text:list xml:id="list4069946580" text:style-name="L3">
        <text:list-item>
          <text:p text:style-name="P44"><text:span text:style-name="Citation">paths.template</text:span> <text:span text:style-name="T51">is the template folder</text:span></text:p>
        </text:list-item>
        <text:list-item>
          <text:p text:style-name="P44"><text:span text:style-name="Citation">paths.template_brain</text:span> <text:span text:style-name="T51">is the skull-stripped volume</text:span></text:p>
        </text:list-item>
        <text:list-item>
          <text:p text:style-name="P44"><text:span text:style-name="Citation">paths.template_</text:span><text:span text:style-name="Citation"><text:span text:style-name="T51">head</text:span></text:span><text:span text:style-name="T51"> is the full head volume</text:span></text:p>
        </text:list-item>
        <text:list-item>
          <text:p text:style-name="P44"><text:span text:style-name="Citation">paths.template_tissue.g</text:span><text:span text:style-name="Citation"><text:span text:style-name="T51">rey</text:span></text:span><text:span text:style-name="T51"> is the grey matter probability map</text:span></text:p>
        </text:list-item>
        <text:list-item>
          <text:p text:style-name="P44"><text:span text:style-name="Citation">paths.template_tissue.</text:span><text:span text:style-name="Citation"><text:span text:style-name="T51">white</text:span></text:span><text:span text:style-name="T51"> is the white matter probability map</text:span></text:p>
        </text:list-item>
        <text:list-item>
          <text:p text:style-name="P45"><text:span text:style-name="Citation">paths.template_tissue.</text:span><text:span text:style-name="Citation"><text:span text:style-name="T51">csf</text:span></text:span><text:span text:style-name="T51"> is the cerebrospinal fluid matter probability map</text:span></text:p>
        </text:list-item>
      </text:list>
      <text:h text:style-name="P92" text:outline-level="2"><text:bookmark-start text:name="__RefHeading___Toc1720_2490259712"/>Parameters<text:bookmark-end text:name="__RefHeading___Toc1720_2490259712"/></text:h>
      <text:p text:style-name="P67">%% Brain segmentation parameters</text:p>
      <text:p text:style-name="Quotations">brain_seg.BETf = 0.5; <text:span text:style-name="T30">% -f option of BET. (0-&gt;1); default=0.5; smaller values give larger brain outline estimates. 0.5 for human, 0.3 for macaques</text:span></text:p>
      <text:p text:style-name="Quotations">brain_seg.flirt_cost = 'normmi'; <text:span text:style-name="T30">% cost function for subject-template registration with flirt (mutualinfo,corratio,normcorr,normmi,leastsq)</text:span></text:p>
      <text:p text:style-name="Quotations">brain_seg.brain_mask_prob = 0.05; <text:span text:style-name="T30">% Threshold from the prob maps to use to extract brain.</text:span></text:p>
      <text:p text:style-name="Quotations">brain_seg.longSyN = 0; <text:span text:style-name="T30">% Use long version of antsRegistrationSyN (way way longer, but better)</text:span></text:p>
      <text:p text:style-name="Quotations">brain_seg.redebias = 0; <text:span text:style-name="T30">% set to 1 to run debiasing on the extracted brain and re-run the first steps of brain extraction (might not be advised for heavy biased images)</text:span></text:p>
      <text:p text:style-name="Quotations">brain_seg.rereg = 0; <text:span text:style-name="T30">% set to 1 to re-run non-linear registration using the brain extraction obtained after segmentation &amp; to re-do segmentation</text:span></text:p>
      <text:p text:style-name="Quotations">brain_seg.use_brain_for_seg = 0; <text:span text:style-name="T30">% set to 1 to perform the segmentation on the already extracted brain</text:span></text:p>
      <text:p text:style-name="Quotations">brain_seg.use_new_segment = 1; <text:span text:style-name="T30">% if set to 1 &amp; if subject is human, spm_segment will be used to perform the segmentation (instead of spm_old_segment)</text:span></text:p>
      <text:p text:style-name="P43"/>
      <text:p text:style-name="P43"><text:soft-page-break/></text:p>
      <text:h text:style-name="P4" text:outline-level="1"><text:bookmark-start text:name="__RefHeading___Toc1771_2490259712"/>Motion correction &amp; inter-run registration<text:bookmark-end text:name="__RefHeading___Toc1771_2490259712"/></text:h>
      <text:p text:style-name="P50"/>
      <text:h text:style-name="P4" text:outline-level="1"><text:bookmark-start text:name="__RefHeading___Toc1773_2490259712"/>Spatial smooting<text:bookmark-end text:name="__RefHeading___Toc1773_2490259712"/></text:h>
      <text:p text:style-name="P50"/>
      <text:h text:style-name="P4" text:outline-level="1"><text:bookmark-start text:name="__RefHeading___Toc1775_2490259712"/>Coregistration of functional data to anatomical scan<text:bookmark-end text:name="__RefHeading___Toc1775_2490259712"/></text:h>
      <text:p text:style-name="P50"/>
      <text:h text:style-name="P4" text:outline-level="1"><text:bookmark-start text:name="__RefHeading___Toc1777_2490259712"/>General Linear Modeling<text:bookmark-end text:name="__RefHeading___Toc1777_2490259712"/></text:h>
      <text:p text:style-name="P50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 Narrow" svg:font-family="'Liberation Sans Narrow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 Narrow" fo:font-family="'Liberation Sans Narrow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 Narrow" fo:font-family="'Liberation Sans Narrow'" style:font-style-name="Norm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  <style:text-properties style:font-name="Liberation Sans Narrow" fo:font-family="'Liberation Sans Narrow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20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.101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font-size="13pt"/>
    </style:style>
    <style:style style:name="Quotations" style:family="paragraph" style:parent-style-name="Standard" style:class="html" style:master-page-name="">
      <loext:graphic-properties draw:fill="solid" draw:fill-color="#f5f5f5" draw:fill-hatch-name="Black_20_45_20_Degrees" draw:fill-hatch-solid="false"/>
      <style:paragraph-properties fo:margin-left="1cm" fo:margin-right="1cm" fo:margin-top="0cm" fo:margin-bottom="0.499cm" loext:contextual-spacing="true" fo:orphans="4" fo:widows="4" fo:text-indent="0cm" style:auto-text-indent="false" style:page-number="auto" fo:background-color="#f5f5f5" fo:keep-with-next="auto">
        <style:tab-stops>
          <style:tab-stop style:position="0.499cm" style:leader-style="solid" style:leader-text="_"/>
          <style:tab-stop style:position="1cm" style:leader-style="solid" style:leader-text="_"/>
          <style:tab-stop style:position="1.499cm" style:leader-style="solid" style:leader-text="_"/>
          <style:tab-stop style:position="2cm" style:leader-style="solid" style:leader-text="_"/>
          <style:tab-stop style:position="2.499cm" style:leader-style="solid" style:leader-text="_"/>
          <style:tab-stop style:position="3cm" style:leader-style="solid" style:leader-text="_"/>
          <style:tab-stop style:position="3.5cm" style:leader-style="solid" style:leader-text="_"/>
          <style:tab-stop style:position="4.001cm" style:leader-style="solid" style:leader-text="_"/>
          <style:tab-stop style:position="4.5cm" style:leader-style="solid" style:leader-text="_"/>
          <style:tab-stop style:position="5.001cm" style:leader-style="solid" style:leader-text="_"/>
        </style:tab-stops>
      </style:paragraph-properties>
      <style:text-properties style:font-name="Liberation Mono" fo:font-family="'Liberation Mono'" style:font-style-name="Normal" style:font-family-generic="modern" style:font-pitch="fixed" fo:font-size="9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style="italic" fo:font-weight="bold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Liberation Mono" fo:font-family="'Liberation Mono'" style:font-style-name="Normal" style:font-family-generic="modern" style:font-pitch="fixed" fo:font-size="9.5pt" fo:font-style="normal" fo:text-shadow="1pt 1pt" fo:font-weight="normal" style:font-size-asian="10.5pt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6</text:page-number> / <text:page-count>16</text:page-count></text:p>
      </style:footer>
      <style:footer-first>
        <text:p text:style-name="Footer"><text:tab/><text:tab/><text:page-number text:select-page="current">1</text:page-number> / <text:page-count>16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5T14:30:15.082155680</meta:creation-date>
    <dc:date>2020-09-09T12:36:01.243967208</dc:date>
    <meta:editing-duration>P4DT22H7M2S</meta:editing-duration>
    <meta:editing-cycles>18</meta:editing-cycles>
    <meta:generator>LibreOffice/6.0.7.3$Linux_X86_64 LibreOffice_project/00m0$Build-3</meta:generator>
    <dc:title>PrimaVoice Toolbox</dc:title>
    <meta:document-statistic meta:table-count="0" meta:image-count="0" meta:object-count="0" meta:page-count="16" meta:paragraph-count="381" meta:word-count="2678" meta:character-count="20878" meta:non-whitespace-character-count="17541"/>
  </office:meta>
</office:document-meta>
</file>